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2">
      <style:paragraph-properties style:line-height-at-least="0.499cm"/>
      <style:text-properties style:text-position="0% 100%" style:font-name="Nimbus Sans" officeooo:paragraph-rsid="000d63fd"/>
    </style:style>
    <style:style style:name="P2" style:family="paragraph" style:parent-style-name="Heading_20_2">
      <style:paragraph-properties fo:margin-top="0.353cm" fo:margin-bottom="0.499cm" style:contextual-spacing="false" style:line-height-at-least="0.499cm"/>
      <style:text-properties style:text-position="0% 100%"/>
    </style:style>
    <style:style style:name="P3" style:family="paragraph" style:parent-style-name="Heading_20_2" style:master-page-name="MP0">
      <style:paragraph-properties style:line-height-at-least="0.499cm" style:page-number="auto" fo:break-before="page"/>
      <style:text-properties officeooo:paragraph-rsid="0010bbab"/>
    </style:style>
    <style:style style:name="P4" style:family="paragraph" style:parent-style-name="Heading_20_3" style:list-style-name="L2">
      <style:paragraph-properties style:line-height-at-least="0.499cm"/>
      <style:text-properties style:text-position="0% 100%" style:font-name="Nimbus Sans" fo:font-weight="normal" style:font-weight-asian="normal" style:font-weight-complex="normal"/>
    </style:style>
    <style:style style:name="P5" style:family="paragraph" style:parent-style-name="Heading_20_3">
      <style:paragraph-properties style:line-height-at-least="0.499cm"/>
      <style:text-properties style:text-position="0% 100%" style:font-name="Nimbus Sans"/>
    </style:style>
    <style:style style:name="P6" style:family="paragraph" style:parent-style-name="Heading_20_3">
      <style:paragraph-properties style:line-height-at-least="0.499cm"/>
      <style:text-properties style:text-position="0% 100%" style:font-name="Nimbus Sans" officeooo:paragraph-rsid="000d63fd"/>
    </style:style>
    <style:style style:name="P7" style:family="paragraph" style:parent-style-name="Heading_20_3">
      <style:paragraph-properties style:line-height-at-least="0.499cm" fo:text-align="center" style:justify-single-word="false"/>
      <style:text-properties style:text-position="0% 100%" style:font-name="Nimbus Sans" fo:font-size="21pt" officeooo:paragraph-rsid="001336e7" style:font-size-asian="21pt" style:font-size-complex="21pt"/>
    </style:style>
    <style:style style:name="P8" style:family="paragraph" style:parent-style-name="Heading_20_3">
      <style:paragraph-properties style:line-height-at-least="0.499cm" fo:text-align="center" style:justify-single-word="false"/>
      <style:text-properties style:text-position="0% 100%" officeooo:paragraph-rsid="001336e7"/>
    </style:style>
    <style:style style:name="P9" style:family="paragraph" style:parent-style-name="Heading_20_3" style:list-style-name="L2">
      <style:paragraph-properties style:line-height-at-least="0.499cm"/>
    </style:style>
    <style:style style:name="P10" style:family="paragraph" style:parent-style-name="Heading_20_3">
      <style:paragraph-properties style:line-height-at-least="0.499cm"/>
    </style:style>
    <style:style style:name="P11" style:family="paragraph" style:parent-style-name="Heading_20_3">
      <style:paragraph-properties fo:margin-top="0cm" fo:margin-bottom="0.499cm" style:contextual-spacing="false" style:line-height-at-least="0.499cm"/>
    </style:style>
    <style:style style:name="P12" style:family="paragraph" style:parent-style-name="Parágrafo_20_da_20_Lista" style:list-style-name="L16">
      <style:paragraph-properties style:line-height-at-least="0.499cm"/>
    </style:style>
    <style:style style:name="P13" style:family="paragraph" style:parent-style-name="Preformatted_20_Text" style:list-style-name="L19">
      <style:paragraph-properties fo:margin-top="0cm" fo:margin-bottom="0.499cm" style:contextual-spacing="false" style:line-height-at-least="0.499cm"/>
      <style:text-properties style:text-position="0% 100%" style:font-name="Nimbus Sans"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top="0cm" fo:margin-bottom="0.499cm" style:contextual-spacing="false" style:line-height-at-least="0.499cm"/>
      <style:text-properties style:text-position="0% 100%" style:font-name="Nimbus Sans"/>
    </style:style>
    <style:style style:name="P15" style:family="paragraph" style:parent-style-name="Preformatted_20_Text">
      <style:paragraph-properties fo:margin-top="0cm" fo:margin-bottom="0.499cm" style:contextual-spacing="false" style:line-height-at-least="0.499cm"/>
    </style:style>
    <style:style style:name="P16" style:family="paragraph" style:parent-style-name="Preformatted_20_Text" style:list-style-name="L19">
      <style:paragraph-properties fo:margin-top="0cm" fo:margin-bottom="0.499cm" style:contextual-spacing="false" style:line-height-at-least="0.499cm"/>
    </style:style>
    <style:style style:name="P17" style:family="paragraph" style:parent-style-name="Standard">
      <style:paragraph-properties style:line-height-at-least="0.499cm"/>
      <style:text-properties style:text-position="0% 100%" style:font-name="Nimbus Sans" fo:font-weight="bold" style:font-weight-asian="bold" style:font-weight-complex="bold"/>
    </style:style>
    <style:style style:name="P18" style:family="paragraph" style:parent-style-name="Standard">
      <style:paragraph-properties style:line-height-at-least="0.499cm" fo:text-align="center" style:justify-single-word="false"/>
      <style:text-properties style:text-position="0% 100%" style:font-name="Nimbus Sans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style:line-height-at-least="0.499cm"/>
      <style:text-properties style:text-position="0% 100%" style:font-name="Nimbus Sans"/>
    </style:style>
    <style:style style:name="P20" style:family="paragraph" style:parent-style-name="Standard" style:list-style-name="L34">
      <style:paragraph-properties style:line-height-at-least="0.499cm"/>
      <style:text-properties style:text-position="0% 100%" style:font-name="Nimbus Sans"/>
    </style:style>
    <style:style style:name="P21" style:family="paragraph" style:parent-style-name="Standard">
      <style:paragraph-properties fo:margin-left="1.27cm" style:line-height-at-least="0.499cm">
        <style:tab-stops/>
      </style:paragraph-properties>
      <style:text-properties style:text-position="0% 100%" style:font-name="Nimbus Sans"/>
    </style:style>
    <style:style style:name="P22" style:family="paragraph" style:parent-style-name="Standard">
      <style:paragraph-properties style:line-height-at-least="0.499cm" fo:text-align="center" style:justify-single-word="false"/>
      <style:text-properties style:text-position="0% 100%" style:font-name="Nimbus Sans"/>
    </style:style>
    <style:style style:name="P23" style:family="paragraph" style:parent-style-name="Standard">
      <style:paragraph-properties style:line-height-at-least="0.499cm"/>
    </style:style>
    <style:style style:name="P24" style:family="paragraph" style:parent-style-name="Standard" style:list-style-name="L25">
      <style:paragraph-properties style:line-height-at-least="0.499cm"/>
    </style:style>
    <style:style style:name="P25" style:family="paragraph" style:parent-style-name="Standard" style:list-style-name="L26">
      <style:paragraph-properties style:line-height-at-least="0.499cm"/>
    </style:style>
    <style:style style:name="P26" style:family="paragraph" style:parent-style-name="Standard" style:list-style-name="L27">
      <style:paragraph-properties style:line-height-at-least="0.499cm"/>
    </style:style>
    <style:style style:name="P27" style:family="paragraph" style:parent-style-name="Standard" style:list-style-name="L28">
      <style:paragraph-properties style:line-height-at-least="0.499cm"/>
    </style:style>
    <style:style style:name="P28" style:family="paragraph" style:parent-style-name="Standard" style:list-style-name="L29">
      <style:paragraph-properties style:line-height-at-least="0.499cm"/>
    </style:style>
    <style:style style:name="P29" style:family="paragraph" style:parent-style-name="Standard" style:list-style-name="L30">
      <style:paragraph-properties style:line-height-at-least="0.499cm"/>
    </style:style>
    <style:style style:name="P30" style:family="paragraph" style:parent-style-name="Standard" style:list-style-name="L31">
      <style:paragraph-properties style:line-height-at-least="0.499cm"/>
    </style:style>
    <style:style style:name="P31" style:family="paragraph" style:parent-style-name="Standard" style:list-style-name="L32">
      <style:paragraph-properties style:line-height-at-least="0.499cm"/>
    </style:style>
    <style:style style:name="P32" style:family="paragraph" style:parent-style-name="Standard" style:list-style-name="L33">
      <style:paragraph-properties style:line-height-at-least="0.499cm"/>
    </style:style>
    <style:style style:name="P33" style:family="paragraph" style:parent-style-name="Standard" style:list-style-name="L35">
      <style:paragraph-properties style:line-height-at-least="0.499cm"/>
    </style:style>
    <style:style style:name="P34" style:family="paragraph" style:parent-style-name="Standard" style:list-style-name="L36">
      <style:paragraph-properties style:line-height-at-least="0.499cm"/>
    </style:style>
    <style:style style:name="P35" style:family="paragraph" style:parent-style-name="Standard" style:list-style-name="L37">
      <style:paragraph-properties style:line-height-at-least="0.499cm"/>
    </style:style>
    <style:style style:name="P36" style:family="paragraph" style:parent-style-name="Text_20_body">
      <style:paragraph-properties style:line-height-at-least="0.499cm" fo:text-align="center" style:justify-single-word="false"/>
      <style:text-properties style:text-position="0% 100%" style:font-name="Nimbus Sans" fo:font-size="22pt" style:font-size-asian="22pt" style:font-size-complex="22pt"/>
    </style:style>
    <style:style style:name="P37" style:family="paragraph" style:parent-style-name="Text_20_body">
      <style:paragraph-properties style:line-height-at-least="0.499cm"/>
      <style:text-properties style:text-position="0% 100%" style:font-name="Nimbus Sans"/>
    </style:style>
    <style:style style:name="P38" style:family="paragraph" style:parent-style-name="Text_20_body" style:list-style-name="L1">
      <style:paragraph-properties style:line-height-at-least="0.499cm"/>
      <style:text-properties style:text-position="0% 100%" style:font-name="Nimbus Sans"/>
    </style:style>
    <style:style style:name="P39" style:family="paragraph" style:parent-style-name="Text_20_body" style:list-style-name="L19">
      <style:paragraph-properties style:line-height-at-least="0.499cm"/>
      <style:text-properties style:text-position="0% 100%" style:font-name="Nimbus Sans"/>
    </style:style>
    <style:style style:name="P40" style:family="paragraph" style:parent-style-name="Text_20_body" style:list-style-name="L19">
      <style:paragraph-properties fo:margin-top="0cm" fo:margin-bottom="0cm" style:contextual-spacing="false" style:line-height-at-least="0.499cm"/>
      <style:text-properties style:text-position="0% 100%" style:font-name="Nimbus Sans"/>
    </style:style>
    <style:style style:name="P41" style:family="paragraph" style:parent-style-name="Text_20_body" style:list-style-name="L14">
      <style:paragraph-properties style:line-height-at-least="0.499cm"/>
      <style:text-properties style:text-position="0% 100%" fo:font-weight="bold" style:font-weight-asian="bold" style:font-weight-complex="bold"/>
    </style:style>
    <style:style style:name="P42" style:family="paragraph" style:parent-style-name="Text_20_body">
      <style:paragraph-properties fo:margin-left="2.501cm" style:line-height-at-least="0.499cm">
        <style:tab-stops/>
      </style:paragraph-properties>
      <style:text-properties style:text-position="0% 100%" fo:font-weight="bold" style:font-weight-asian="bold" style:font-weight-complex="bold"/>
    </style:style>
    <style:style style:name="P43" style:family="paragraph" style:parent-style-name="Text_20_body">
      <style:paragraph-properties style:line-height-at-least="0.499cm"/>
      <style:text-properties style:text-position="0% 100%" fo:font-weight="bold" style:font-weight-asian="bold" style:font-weight-complex="bold"/>
    </style:style>
    <style:style style:name="P44" style:family="paragraph" style:parent-style-name="Text_20_body">
      <style:paragraph-properties style:line-height-at-least="0.499cm"/>
      <style:text-properties style:text-position="0% 100%" officeooo:paragraph-rsid="0010bbab"/>
    </style:style>
    <style:style style:name="P45" style:family="paragraph" style:parent-style-name="Text_20_body">
      <style:paragraph-properties style:line-height-at-least="0.499cm"/>
      <style:text-properties style:text-position="0% 100%"/>
    </style:style>
    <style:style style:name="P46" style:family="paragraph" style:parent-style-name="Text_20_body">
      <style:paragraph-properties fo:margin-left="2.501cm" style:line-height-at-least="0.499cm" fo:text-indent="1.251cm" style:auto-text-indent="false">
        <style:tab-stops/>
      </style:paragraph-properties>
      <style:text-properties style:text-position="0% 100%"/>
    </style:style>
    <style:style style:name="P47" style:family="paragraph" style:parent-style-name="Text_20_body">
      <style:paragraph-properties fo:margin-left="3.752cm" style:line-height-at-least="0.499cm" fo:text-indent="1.251cm" style:auto-text-indent="false">
        <style:tab-stops/>
      </style:paragraph-properties>
      <style:text-properties style:text-position="0% 100%"/>
    </style:style>
    <style:style style:name="P48" style:family="paragraph" style:parent-style-name="Text_20_body">
      <style:paragraph-properties fo:margin-left="3.752cm" style:line-height-at-least="0.499cm">
        <style:tab-stops/>
      </style:paragraph-properties>
      <style:text-properties style:text-position="0% 100%"/>
    </style:style>
    <style:style style:name="P49" style:family="paragraph" style:parent-style-name="Text_20_body">
      <style:paragraph-properties fo:margin-left="2.501cm" style:line-height-at-least="0.499cm">
        <style:tab-stops/>
      </style:paragraph-properties>
      <style:text-properties style:text-position="0% 100%"/>
    </style:style>
    <style:style style:name="P50" style:family="paragraph" style:parent-style-name="Text_20_body">
      <style:paragraph-properties fo:margin-left="2.002cm" style:line-height-at-least="0.499cm" fo:text-indent="0.499cm" style:auto-text-indent="false">
        <style:tab-stops/>
      </style:paragraph-properties>
      <style:text-properties style:text-position="0% 100%"/>
    </style:style>
    <style:style style:name="P51" style:family="paragraph" style:parent-style-name="Text_20_body">
      <style:paragraph-properties fo:margin-left="3.253cm" style:line-height-at-least="0.499cm" fo:text-indent="0.499cm" style:auto-text-indent="false">
        <style:tab-stops/>
      </style:paragraph-properties>
      <style:text-properties style:text-position="0% 100%"/>
    </style:style>
    <style:style style:name="P52" style:family="paragraph" style:parent-style-name="Text_20_body">
      <style:paragraph-properties fo:margin-left="2.753cm" style:line-height-at-least="0.499cm" fo:text-indent="0.998cm" style:auto-text-indent="false">
        <style:tab-stops/>
      </style:paragraph-properties>
      <style:text-properties style:text-position="0% 100%"/>
    </style:style>
    <style:style style:name="P53" style:family="paragraph" style:parent-style-name="Text_20_body" style:list-style-name="L14">
      <style:paragraph-properties style:line-height-at-least="0.499cm"/>
      <style:text-properties style:text-position="0% 100%"/>
    </style:style>
    <style:style style:name="P54" style:family="paragraph" style:parent-style-name="Text_20_body">
      <style:paragraph-properties style:line-height-at-least="0.499cm"/>
      <style:text-properties officeooo:paragraph-rsid="0010bbab"/>
    </style:style>
    <style:style style:name="P55" style:family="paragraph" style:parent-style-name="Text_20_body" style:list-style-name="L1">
      <style:paragraph-properties style:line-height-at-least="0.499cm"/>
    </style:style>
    <style:style style:name="P56" style:family="paragraph" style:parent-style-name="Text_20_body" style:list-style-name="L1">
      <style:paragraph-properties fo:margin-top="0cm" fo:margin-bottom="0cm" style:contextual-spacing="false" style:line-height-at-least="0.499cm"/>
    </style:style>
    <style:style style:name="P57" style:family="paragraph" style:parent-style-name="Text_20_body" style:list-style-name="L3">
      <style:paragraph-properties fo:margin-top="0cm" fo:margin-bottom="0cm" style:contextual-spacing="false" style:line-height-at-least="0.499cm"/>
    </style:style>
    <style:style style:name="P58" style:family="paragraph" style:parent-style-name="Text_20_body" style:list-style-name="L3">
      <style:paragraph-properties style:line-height-at-least="0.499cm"/>
    </style:style>
    <style:style style:name="P59" style:family="paragraph" style:parent-style-name="Text_20_body" style:list-style-name="L4">
      <style:paragraph-properties fo:margin-top="0cm" fo:margin-bottom="0cm" style:contextual-spacing="false" style:line-height-at-least="0.499cm"/>
    </style:style>
    <style:style style:name="P60" style:family="paragraph" style:parent-style-name="Text_20_body" style:list-style-name="L4">
      <style:paragraph-properties style:line-height-at-least="0.499cm"/>
    </style:style>
    <style:style style:name="P61" style:family="paragraph" style:parent-style-name="Text_20_body" style:list-style-name="L5">
      <style:paragraph-properties fo:margin-top="0cm" fo:margin-bottom="0cm" style:contextual-spacing="false" style:line-height-at-least="0.499cm"/>
    </style:style>
    <style:style style:name="P62" style:family="paragraph" style:parent-style-name="Text_20_body" style:list-style-name="L5">
      <style:paragraph-properties style:line-height-at-least="0.499cm"/>
    </style:style>
    <style:style style:name="P63" style:family="paragraph" style:parent-style-name="Text_20_body" style:list-style-name="L6">
      <style:paragraph-properties fo:margin-top="0cm" fo:margin-bottom="0cm" style:contextual-spacing="false" style:line-height-at-least="0.499cm"/>
    </style:style>
    <style:style style:name="P64" style:family="paragraph" style:parent-style-name="Text_20_body" style:list-style-name="L6">
      <style:paragraph-properties style:line-height-at-least="0.499cm"/>
    </style:style>
    <style:style style:name="P65" style:family="paragraph" style:parent-style-name="Text_20_body" style:list-style-name="L7">
      <style:paragraph-properties fo:margin-top="0cm" fo:margin-bottom="0cm" style:contextual-spacing="false" style:line-height-at-least="0.499cm"/>
    </style:style>
    <style:style style:name="P66" style:family="paragraph" style:parent-style-name="Text_20_body" style:list-style-name="L7">
      <style:paragraph-properties style:line-height-at-least="0.499cm"/>
    </style:style>
    <style:style style:name="P67" style:family="paragraph" style:parent-style-name="Text_20_body" style:list-style-name="L8">
      <style:paragraph-properties fo:margin-top="0cm" fo:margin-bottom="0cm" style:contextual-spacing="false" style:line-height-at-least="0.499cm"/>
    </style:style>
    <style:style style:name="P68" style:family="paragraph" style:parent-style-name="Text_20_body" style:list-style-name="L8">
      <style:paragraph-properties style:line-height-at-least="0.499cm"/>
    </style:style>
    <style:style style:name="P69" style:family="paragraph" style:parent-style-name="Text_20_body" style:list-style-name="L9">
      <style:paragraph-properties fo:margin-top="0cm" fo:margin-bottom="0cm" style:contextual-spacing="false" style:line-height-at-least="0.499cm"/>
    </style:style>
    <style:style style:name="P70" style:family="paragraph" style:parent-style-name="Text_20_body" style:list-style-name="L9">
      <style:paragraph-properties style:line-height-at-least="0.499cm"/>
    </style:style>
    <style:style style:name="P71" style:family="paragraph" style:parent-style-name="Text_20_body" style:list-style-name="L10">
      <style:paragraph-properties fo:margin-top="0cm" fo:margin-bottom="0cm" style:contextual-spacing="false" style:line-height-at-least="0.499cm"/>
    </style:style>
    <style:style style:name="P72" style:family="paragraph" style:parent-style-name="Text_20_body" style:list-style-name="L10">
      <style:paragraph-properties style:line-height-at-least="0.499cm"/>
    </style:style>
    <style:style style:name="P73" style:family="paragraph" style:parent-style-name="Text_20_body" style:list-style-name="L11">
      <style:paragraph-properties fo:margin-top="0cm" fo:margin-bottom="0cm" style:contextual-spacing="false" style:line-height-at-least="0.499cm"/>
    </style:style>
    <style:style style:name="P74" style:family="paragraph" style:parent-style-name="Text_20_body" style:list-style-name="L11">
      <style:paragraph-properties style:line-height-at-least="0.499cm"/>
    </style:style>
    <style:style style:name="P75" style:family="paragraph" style:parent-style-name="Text_20_body" style:list-style-name="L12">
      <style:paragraph-properties fo:margin-top="0cm" fo:margin-bottom="0cm" style:contextual-spacing="false" style:line-height-at-least="0.499cm"/>
    </style:style>
    <style:style style:name="P76" style:family="paragraph" style:parent-style-name="Text_20_body" style:list-style-name="L12">
      <style:paragraph-properties style:line-height-at-least="0.499cm"/>
    </style:style>
    <style:style style:name="P77" style:family="paragraph" style:parent-style-name="Text_20_body" style:list-style-name="L40">
      <style:paragraph-properties style:line-height-at-least="0.499cm"/>
    </style:style>
    <style:style style:name="P78" style:family="paragraph" style:parent-style-name="Text_20_body" style:list-style-name="L40">
      <style:paragraph-properties style:line-height-at-least="0.499cm"/>
      <style:text-properties officeooo:paragraph-rsid="0010bbab"/>
    </style:style>
    <style:style style:name="P79" style:family="paragraph" style:parent-style-name="Text_20_body" style:list-style-name="L41">
      <style:paragraph-properties style:line-height-at-least="0.499cm"/>
    </style:style>
    <style:style style:name="P80" style:family="paragraph" style:parent-style-name="Text_20_body" style:list-style-name="L41">
      <style:paragraph-properties style:line-height-at-least="0.499cm"/>
      <style:text-properties officeooo:paragraph-rsid="00128122"/>
    </style:style>
    <style:style style:name="P81" style:family="paragraph" style:parent-style-name="Text_20_body" style:list-style-name="L41">
      <style:paragraph-properties fo:margin-top="0cm" fo:margin-bottom="0cm" style:contextual-spacing="false" style:line-height-at-least="0.499cm"/>
      <style:text-properties officeooo:paragraph-rsid="001336e7"/>
    </style:style>
    <style:style style:name="P82" style:family="paragraph" style:parent-style-name="Text_20_body" style:list-style-name="L42">
      <style:paragraph-properties style:line-height-at-least="0.499cm"/>
    </style:style>
    <style:style style:name="P83" style:family="paragraph" style:parent-style-name="Text_20_body" style:list-style-name="L13">
      <style:paragraph-properties fo:margin-top="0cm" fo:margin-bottom="0cm" style:contextual-spacing="false" style:line-height-at-least="0.499cm"/>
    </style:style>
    <style:style style:name="P84" style:family="paragraph" style:parent-style-name="Text_20_body" style:list-style-name="L13">
      <style:paragraph-properties style:line-height-at-least="0.499cm"/>
    </style:style>
    <style:style style:name="P85" style:family="paragraph" style:parent-style-name="Text_20_body" style:list-style-name="L14">
      <style:paragraph-properties fo:margin-top="0cm" fo:margin-bottom="0cm" style:contextual-spacing="false" style:line-height-at-least="0.499cm"/>
    </style:style>
    <style:style style:name="P86" style:family="paragraph" style:parent-style-name="Text_20_body" style:list-style-name="L14">
      <style:paragraph-properties style:line-height-at-least="0.499cm"/>
    </style:style>
    <style:style style:name="P87" style:family="paragraph" style:parent-style-name="Text_20_body">
      <style:paragraph-properties style:line-height-at-least="0.499cm"/>
    </style:style>
    <style:style style:name="P88" style:family="paragraph" style:parent-style-name="Text_20_body">
      <style:paragraph-properties fo:margin-left="2.501cm" style:line-height-at-least="0.499cm" fo:text-indent="1.251cm" style:auto-text-indent="false">
        <style:tab-stops/>
      </style:paragraph-properties>
    </style:style>
    <style:style style:name="P89" style:family="paragraph" style:parent-style-name="Text_20_body">
      <style:paragraph-properties fo:margin-left="2.501cm" style:line-height-at-least="0.499cm">
        <style:tab-stops/>
      </style:paragraph-properties>
    </style:style>
    <style:style style:name="P90" style:family="paragraph" style:parent-style-name="Text_20_body">
      <style:paragraph-properties fo:margin-left="2.002cm" style:line-height-at-least="0.499cm" fo:text-indent="0.499cm" style:auto-text-indent="false">
        <style:tab-stops/>
      </style:paragraph-properties>
    </style:style>
    <style:style style:name="P91" style:family="paragraph" style:parent-style-name="Text_20_body" style:list-style-name="L15">
      <style:paragraph-properties fo:margin-top="0cm" fo:margin-bottom="0cm" style:contextual-spacing="false" style:line-height-at-least="0.499cm"/>
    </style:style>
    <style:style style:name="P92" style:family="paragraph" style:parent-style-name="Text_20_body" style:list-style-name="L15">
      <style:paragraph-properties style:line-height-at-least="0.499cm"/>
      <style:text-properties officeooo:paragraph-rsid="00106968"/>
    </style:style>
    <style:style style:name="P93" style:family="paragraph" style:parent-style-name="Text_20_body" style:list-style-name="L16">
      <style:paragraph-properties fo:margin-top="0cm" fo:margin-bottom="0cm" style:contextual-spacing="false" style:line-height-at-least="0.499cm"/>
    </style:style>
    <style:style style:name="P94" style:family="paragraph" style:parent-style-name="Text_20_body" style:list-style-name="L16">
      <style:paragraph-properties style:line-height-at-least="0.499cm"/>
    </style:style>
    <style:style style:name="P95" style:family="paragraph" style:parent-style-name="Text_20_body" style:list-style-name="L17">
      <style:paragraph-properties style:line-height-at-least="0.499cm"/>
    </style:style>
    <style:style style:name="P96" style:family="paragraph" style:parent-style-name="Text_20_body" style:list-style-name="L18">
      <style:paragraph-properties style:line-height-at-least="0.499cm"/>
    </style:style>
    <style:style style:name="P97" style:family="paragraph" style:parent-style-name="Text_20_body" style:list-style-name="L20">
      <style:paragraph-properties fo:margin-top="0cm" fo:margin-bottom="0cm" style:contextual-spacing="false" style:line-height-at-least="0.499cm"/>
    </style:style>
    <style:style style:name="P98" style:family="paragraph" style:parent-style-name="Text_20_body" style:list-style-name="L20">
      <style:paragraph-properties style:line-height-at-least="0.499cm"/>
    </style:style>
    <style:style style:name="P99" style:family="paragraph" style:parent-style-name="Text_20_body" style:list-style-name="L21">
      <style:paragraph-properties fo:margin-top="0cm" fo:margin-bottom="0cm" style:contextual-spacing="false" style:line-height-at-least="0.499cm"/>
    </style:style>
    <style:style style:name="P100" style:family="paragraph" style:parent-style-name="Text_20_body" style:list-style-name="L21">
      <style:paragraph-properties style:line-height-at-least="0.499cm"/>
    </style:style>
    <style:style style:name="P101" style:family="paragraph" style:parent-style-name="Text_20_body" style:list-style-name="L22">
      <style:paragraph-properties fo:margin-top="0cm" fo:margin-bottom="0cm" style:contextual-spacing="false" style:line-height-at-least="0.499cm"/>
    </style:style>
    <style:style style:name="P102" style:family="paragraph" style:parent-style-name="Text_20_body" style:list-style-name="L22">
      <style:paragraph-properties style:line-height-at-least="0.499cm"/>
    </style:style>
    <style:style style:name="P103" style:family="paragraph" style:parent-style-name="Text_20_body" style:list-style-name="L23">
      <style:paragraph-properties fo:margin-top="0cm" fo:margin-bottom="0cm" style:contextual-spacing="false" style:line-height-at-least="0.499cm"/>
    </style:style>
    <style:style style:name="P104" style:family="paragraph" style:parent-style-name="Text_20_body" style:list-style-name="L23">
      <style:paragraph-properties style:line-height-at-least="0.499cm"/>
    </style:style>
    <style:style style:name="P105" style:family="paragraph" style:parent-style-name="Text_20_body" style:list-style-name="L24">
      <style:paragraph-properties fo:margin-top="0cm" fo:margin-bottom="0cm" style:contextual-spacing="false" style:line-height-at-least="0.499cm"/>
    </style:style>
    <style:style style:name="P106" style:family="paragraph" style:parent-style-name="Text_20_body" style:list-style-name="L24">
      <style:paragraph-properties style:line-height-at-least="0.499cm"/>
    </style:style>
    <style:style style:name="P107" style:family="paragraph">
      <loext:graphic-properties draw:fill="solid" draw:fill-color="#f8faff" draw:opacity="100%"/>
    </style:style>
    <style:style style:name="T1" style:family="text">
      <style:text-properties style:font-name="Nimbus Sans"/>
    </style:style>
    <style:style style:name="T2" style:family="text">
      <style:text-properties style:font-name="Nimbus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Nimbus San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imbus Sans" fo:font-weight="bold" style:font-weight-asian="bold" style:font-weight-complex="bold"/>
    </style:style>
    <style:style style:name="T5" style:family="text">
      <style:text-properties style:font-name="Nimbus Sans" officeooo:rsid="0010bbab"/>
    </style:style>
    <style:style style:name="T6" style:family="text">
      <style:text-properties style:font-name="Nimbus Sans" fo:font-size="33pt" style:font-size-asian="33pt" style:font-size-complex="160pt"/>
    </style:style>
    <style:style style:name="T7" style:family="text">
      <style:text-properties style:font-name="Nimbus Sans" fo:font-size="33pt" officeooo:rsid="001336e7" style:font-size-asian="33pt" style:font-size-complex="16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bbab" style:font-weight-asian="bold" style:font-weight-complex="bold"/>
    </style:style>
    <style:style style:name="T10" style:family="text">
      <style:text-properties style:font-name="Segoe UI Emoji" style:font-name-complex="Segoe UI Emoji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bbab" style:font-weight-asian="normal" style:font-weight-complex="normal"/>
    </style:style>
    <style:style style:name="T13" style:family="text">
      <style:text-properties fo:font-weight="normal" style:font-weight-asian="normal" style:font-name-complex="Noto Sans Devanagari" style:font-size-complex="12pt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Nimbus Sans"/>
    </style:style>
    <style:style style:name="T16" style:family="text">
      <style:text-properties style:text-position="sub 58%" style:font-name="Nimbus Sans" fo:font-size="14pt" fo:font-weight="bold" style:font-size-asian="14pt" style:font-weight-asian="bold" style:font-size-complex="14pt" style:font-weight-complex="bold"/>
    </style:style>
    <style:style style:name="T17" style:family="text">
      <style:text-properties style:text-position="sub 58%" style:font-name="Nimbus Sans" fo:font-weight="bold" style:font-weight-asian="bold" style:font-weight-complex="bold"/>
    </style:style>
    <style:style style:name="T18" style:family="text">
      <style:text-properties style:text-position="sub 58%" style:font-name="Nimbus Sans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position="sub 58%" fo:font-weight="bold" style:font-weight-asian="bold" style:font-weight-complex="bold"/>
    </style:style>
    <style:style style:name="T20" style:family="text">
      <style:text-properties style:text-position="sub 58%" fo:font-weight="bold" officeooo:rsid="0010bbab" style:font-weight-asian="bold" style:font-weight-complex="bold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b 58%" fo:font-weight="normal" officeooo:rsid="0010bbab" style:font-weight-asian="normal" style:font-weight-complex="normal"/>
    </style:style>
    <style:style style:name="T23" style:family="text">
      <style:text-properties style:text-position="sub 58%" fo:font-weight="normal" style:font-weight-asian="normal" style:font-name-complex="Noto Sans Devanagari" style:font-size-complex="12pt" style:font-weight-complex="normal"/>
    </style:style>
    <style:style style:name="T24" style:family="text">
      <style:text-properties style:text-position="sub 58%" style:font-name="Segoe UI Emoji" style:font-name-complex="Segoe UI Emoji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weight="bold" style:font-weight-asian="bold" style:font-weight-complex="bold"/>
    </style:style>
    <style:style style:name="T27" style:family="text">
      <style:text-properties style:text-position="0% 100%" fo:font-weight="bold" officeooo:rsid="0010bbab" style:font-weight-asian="bold" style:font-weight-complex="bold"/>
    </style:style>
    <style:style style:name="T28" style:family="text">
      <style:text-properties style:text-position="0% 100%" style:font-name="Nimbus Sans"/>
    </style:style>
    <style:style style:name="T29" style:family="text">
      <style:text-properties style:text-position="0% 100%" style:font-name="Nimbus Sans" fo:font-size="14pt" fo:font-weight="bold" style:font-size-asian="14pt" style:font-weight-asian="bold" style:font-size-complex="14pt" style:font-weight-complex="bold"/>
    </style:style>
    <style:style style:name="T30" style:family="text">
      <style:text-properties style:text-position="0% 100%" style:font-name="Nimbus Sans" fo:font-weight="bold" style:font-weight-asian="bold" style:font-weight-complex="bold"/>
    </style:style>
    <style:style style:name="T31" style:family="text">
      <style:text-properties style:text-position="0% 100%" style:font-name="Nimbus Sans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10bbab" style:font-weight-asian="normal" style:font-weight-complex="normal"/>
    </style:style>
    <style:style style:name="T34" style:family="text">
      <style:text-properties style:text-position="0% 100%" fo:font-weight="normal" style:font-weight-asian="normal" style:font-name-complex="Noto Sans Devanagari" style:font-size-complex="12pt" style:font-weight-complex="normal"/>
    </style:style>
    <style:style style:name="T35" style:family="text">
      <style:text-properties style:text-position="0% 100%" style:font-name="Segoe UI Emoji" style:font-name-complex="Segoe UI Emoji"/>
    </style:style>
    <style:style style:name="T36" style:family="text">
      <style:text-properties officeooo:rsid="00115b30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Nimbus Sans"/>
    </style:style>
    <style:style style:name="T39" style:family="text">
      <style:text-properties style:text-position="super 58%" style:font-name="Nimbus Sans" fo:font-size="14pt" fo:font-weight="bold" style:font-size-asian="14pt" style:font-weight-asian="bold" style:font-size-complex="14pt" style:font-weight-complex="bold"/>
    </style:style>
    <style:style style:name="T40" style:family="text">
      <style:text-properties style:text-position="super 58%" style:font-name="Nimbus Sans" fo:font-weight="bold" style:font-weight-asian="bold" style:font-weight-complex="bold"/>
    </style:style>
    <style:style style:name="T41" style:family="text">
      <style:text-properties style:text-position="super 58%" style:font-name="Nimbus Sans" fo:font-size="12pt" fo:font-weight="bold" style:font-size-asian="12pt" style:font-weight-asian="bold" style:font-size-complex="12pt" style:font-weight-complex="bold"/>
    </style:style>
    <style:style style:name="T42" style:family="text">
      <style:text-properties style:text-position="super 58%" fo:font-weight="bold" style:font-weight-asian="bold" style:font-weight-complex="bold"/>
    </style:style>
    <style:style style:name="T43" style:family="text">
      <style:text-properties style:text-position="super 58%" fo:font-weight="bold" officeooo:rsid="0010bbab" style:font-weight-asian="bold" style:font-weight-complex="bold"/>
    </style:style>
    <style:style style:name="T44" style:family="text">
      <style:text-properties style:text-position="super 58%" fo:font-weight="normal" style:font-weight-asian="normal" style:font-weight-complex="normal"/>
    </style:style>
    <style:style style:name="T45" style:family="text">
      <style:text-properties style:text-position="super 58%" fo:font-weight="normal" officeooo:rsid="0010bbab" style:font-weight-asian="normal" style:font-weight-complex="normal"/>
    </style:style>
    <style:style style:name="T46" style:family="text">
      <style:text-properties style:text-position="super 58%" fo:font-weight="normal" style:font-weight-asian="normal" style:font-name-complex="Noto Sans Devanagari" style:font-size-complex="12pt" style:font-weight-complex="normal"/>
    </style:style>
    <style:style style:name="T47" style:family="text">
      <style:text-properties style:text-position="super 58%" style:font-name="Segoe UI Emoji" style:font-name-complex="Segoe UI Emoji"/>
    </style:style>
    <style:style style:name="T48" style:family="text">
      <style:text-properties fo:font-size="33pt" fo:font-weight="bold" style:font-size-asian="33pt" style:font-weight-asian="bold" style:font-size-complex="170pt" style:font-weight-complex="bold"/>
    </style:style>
    <style:style style:name="T49" style:family="text">
      <style:text-properties officeooo:rsid="001336e7"/>
    </style:style>
    <style:style style:name="T50" style:family="text">
      <style:text-properties officeooo:rsid="001479ff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2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2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f8faff" draw:opacity="100%" fo:min-height="0cm" fo:min-width="0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25"><text:tab/></text:span><text:span text:style-name="Fonte_20_parág._20_padrão"><text:span text:style-name="T28">Atalhos e Comandos no Terminal Essenciais para Iniciantes.</text:span></text:span></text:h>
      <text:p text:style-name="P54"><text:span text:style-name="Fonte_20_parág._20_padrão"><text:span text:style-name="T28"/></text:span></text:p>
      <text:p text:style-name="P44"><text:span text:style-name="T1">Aqui estão alguns dos principais atalhos de teclado para Linux </text:span><text:span text:style-name="T5">e</text:span><text:span text:style-name="T1"> </text:span><text:span text:style-name="T5">Windows</text:span><text:span text:style-name="T1">, que podem variar um pouco dependendo do ambiente de desktop que você está usando (como GNOME, KDE, etc.). Aqui estão alguns atalhos gerais e comuns :</text:span></text:p>
      <text:h text:style-name="P5" text:outline-level="3"/>
      <text:p text:style-name="P36">Índice.</text:p>
      <text:p text:style-name="P37"/>
      <text:h text:style-name="P5" text:outline-level="3">ATALHOS <text:s/>DO TECLADO (Linux) <text:s/>:</text:h>
      <text:list xml:id="list2112321766" text:style-name="L1">
        <text:list-item>
          <text:p text:style-name="P38">Para abrir uma nova aba ;</text:p>
        </text:list-item>
        <text:list-item>
          <text:p text:style-name="P38">Para abrir uma nova janela ;</text:p>
        </text:list-item>
        <text:list-item>
          <text:p text:style-name="P38">Para fechar a aba atual ;</text:p>
        </text:list-item>
        <text:list-item>
          <text:p text:style-name="P38">Para fechar a janela atual ;</text:p>
        </text:list-item>
        <text:list-item>
          <text:p text:style-name="P38">Para minimizar a janela atual ;</text:p>
        </text:list-item>
        <text:list-item>
          <text:p text:style-name="P38">Seleção do botão esquerdo do mouse ;</text:p>
        </text:list-item>
        <text:list-item>
          <text:p text:style-name="P38">Simulação do botão direito do mouse ;</text:p>
        </text:list-item>
        <text:list-item>
          <text:p text:style-name="P38">Navegação entre itens ;</text:p>
        </text:list-item>
        <text:list-item>
          <text:p text:style-name="P38">Navegação e Gerenciamento de Janelas ;</text:p>
        </text:list-item>
        <text:list-item>
          <text:p text:style-name="P38">Navegação de Arquivos ;</text:p>
        </text:list-item>
        <text:list-item>
          <text:p text:style-name="P38">Outros Atalhos Úteis ;<text:tab/></text:p>
        </text:list-item>
        <text:list-item>
          <text:p text:style-name="P55"><text:span text:style-name="Fonte_20_parág._20_padrão"><text:span text:style-name="T28">Terminal (Linux) <text:s/>: </text:span></text:span><text:span text:style-name="Strong_20_Emphasis"><text:span text:style-name="T28">Ctrl + Alt + T.</text:span></text:span></text:p>
          <text:p text:style-name="P55"><text:span text:style-name="Strong_20_Emphasis"><text:span text:style-name="T28"/></text:span></text:p>
        </text:list-item>
      </text:list>
      <text:h text:style-name="P5" text:outline-level="3"><text:soft-page-break/>TERMINAL (Linux, Windows) :</text:h>
      <text:list text:style-name="L2">
        <text:list-item>
          <text:p text:style-name="P4">Atalhos no terminal;</text:p>
        </text:list-item>
        <text:list-item>
          <text:p text:style-name="P4">Comandos no Terminal;</text:p>
        </text:list-item>
        <text:list-item>
          <text:p text:style-name="P4">Navegação e Listagem;</text:p>
        </text:list-item>
        <text:list-item>
          <text:p text:style-name="P4">Busca;</text:p>
        </text:list-item>
        <text:list-item>
          <text:p text:style-name="P4">Criação e Remoção;</text:p>
        </text:list-item>
        <text:list-item>
          <text:p text:style-name="P4">Cópia e Movimentação;</text:p>
        </text:list-item>
        <text:list-item>
          <text:p text:style-name="P9"><text:span text:style-name="Strong_20_Emphasis"><text:span text:style-name="T28">Abrir arquivos de texto;</text:span></text:span></text:p>
        </text:list-item>
        <text:list-item>
          <text:p text:style-name="P9"><text:span text:style-name="Strong_20_Emphasis"><text:span text:style-name="T28">Abrir qualquer arquivo com o programa padrão;</text:span></text:span></text:p>
        </text:list-item>
        <text:list-item>
          <text:p text:style-name="P9"><text:span text:style-name="Strong_20_Emphasis"><text:span text:style-name="T28">Gerenciamento de Pacotes;</text:span></text:span></text:p>
        </text:list-item>
        <text:list-item>
          <text:p text:style-name="P9"><text:span text:style-name="Strong_20_Emphasis"><text:span text:style-name="T28">Outros Comandos Úteis;</text:span></text:span></text:p>
        </text:list-item>
        <text:list-item>
          <text:p text:style-name="P9"><text:span text:style-name="Strong_20_Emphasis"><text:span text:style-name="T28">Exemplo Prático.</text:span></text:span></text:p>
        </text:list-item>
      </text:list>
      <text:p text:style-name="P37"/>
      <text:h text:style-name="P5" text:outline-level="3">ATALHOS <text:s/>DO TECLADO :</text:h>
      <text:h text:style-name="P5" text:outline-level="3">Para abrir uma nova aba :</text:h>
      <text:p text:style-name="P37"/>
      <text:list text:continue-list="list2112321766" text:style-name="L1">
        <text:list-item>
          <text:p text:style-name="P56"><text:span text:style-name="Strong_20_Emphasis"><text:span text:style-name="T28">Windows/Linux</text:span></text:span><text:span text:style-name="Fonte_20_parág._20_padrão"><text:span text:style-name="T28"> : </text:span></text:span><text:span text:style-name="Source_20_Text"><text:span text:style-name="T28">Ctrl + T</text:span></text:span></text:p>
        </text:list-item>
        <text:list-item>
          <text:p text:style-name="P55"><text:span text:style-name="Strong_20_Emphasis"><text:span text:style-name="T28">Mac</text:span></text:span><text:span text:style-name="Fonte_20_parág._20_padrão"><text:span text:style-name="T28"> : </text:span></text:span><text:span text:style-name="Source_20_Text"><text:span text:style-name="T28">Command (⌘) + T</text:span></text:span></text:p>
        </text:list-item>
      </text:list>
      <text:h text:style-name="P5" text:outline-level="3">Para abrir uma nova janela :</text:h>
      <text:list text:style-name="L3">
        <text:list-item>
          <text:p text:style-name="P57"><text:span text:style-name="Strong_20_Emphasis"><text:span text:style-name="T28">Windows/Linux</text:span></text:span><text:span text:style-name="Fonte_20_parág._20_padrão"><text:span text:style-name="T28"> : </text:span></text:span><text:span text:style-name="Source_20_Text"><text:span text:style-name="T28">Ctrl + N</text:span></text:span></text:p>
        </text:list-item>
        <text:list-item>
          <text:p text:style-name="P58"><text:span text:style-name="Strong_20_Emphasis"><text:span text:style-name="T28">Mac</text:span></text:span><text:span text:style-name="Fonte_20_parág._20_padrão"><text:span text:style-name="T28"> : </text:span></text:span><text:span text:style-name="Source_20_Text"><text:span text:style-name="T28">Command (⌘) + N</text:span></text:span></text:p>
        </text:list-item>
      </text:list>
      <text:p text:style-name="P37">Esses atalhos funcionam na maioria dos navegadores, como Google Chrome, Firefox, Edge e outros.</text:p>
      <text:h text:style-name="P5" text:outline-level="3">Para fechar a aba atual :</text:h>
      <text:list text:style-name="L4">
        <text:list-item>
          <text:p text:style-name="P59"><text:span text:style-name="Strong_20_Emphasis"><text:span text:style-name="T28">Windows/Linux</text:span></text:span><text:span text:style-name="Fonte_20_parág._20_padrão"><text:span text:style-name="T28"> : </text:span></text:span><text:span text:style-name="Source_20_Text"><text:span text:style-name="T28">Ctrl + W</text:span></text:span></text:p>
        </text:list-item>
        <text:list-item>
          <text:p text:style-name="P60"><text:span text:style-name="Strong_20_Emphasis"><text:span text:style-name="T28">Mac</text:span></text:span><text:span text:style-name="Fonte_20_parág._20_padrão"><text:span text:style-name="T28"> : </text:span></text:span><text:span text:style-name="Source_20_Text"><text:span text:style-name="T28">Command (⌘) + W</text:span></text:span></text:p>
        </text:list-item>
      </text:list>
      <text:h text:style-name="P5" text:outline-level="3">Para fechar a janela atual :</text:h>
      <text:list text:style-name="L5">
        <text:list-item>
          <text:p text:style-name="P61"><text:span text:style-name="Strong_20_Emphasis"><text:span text:style-name="T28">Windows/Linux</text:span></text:span><text:span text:style-name="Fonte_20_parág._20_padrão"><text:span text:style-name="T28"> : </text:span></text:span><text:span text:style-name="Source_20_Text"><text:span text:style-name="T28">Ctrl + Shift + W</text:span></text:span><text:span text:style-name="Fonte_20_parág._20_padrão"><text:span text:style-name="T28"> ou </text:span></text:span><text:span text:style-name="Source_20_Text"><text:span text:style-name="T28">Alt + F4</text:span></text:span></text:p>
        </text:list-item>
        <text:list-item>
          <text:p text:style-name="P62"><text:span text:style-name="Strong_20_Emphasis"><text:span text:style-name="T28">Mac</text:span></text:span><text:span text:style-name="Fonte_20_parág._20_padrão"><text:span text:style-name="T28"> : </text:span></text:span><text:span text:style-name="Source_20_Text"><text:span text:style-name="T28">Command (⌘) + Shift + W</text:span></text:span><text:span text:style-name="Fonte_20_parág._20_padrão"><text:span text:style-name="T28"> ou </text:span></text:span><text:span text:style-name="Source_20_Text"><text:span text:style-name="T28">Command (⌘) + Q</text:span></text:span><text:span text:style-name="Fonte_20_parág._20_padrão"><text:span text:style-name="T28"> (para fechar completamente o navegador)</text:span></text:span></text:p>
        </text:list-item>
      </text:list>
      <text:h text:style-name="P5" text:outline-level="3">Para minimizar a janela atual :</text:h>
      <text:list text:style-name="L6">
        <text:list-item>
          <text:p text:style-name="P63"><text:span text:style-name="Strong_20_Emphasis"><text:span text:style-name="T28">Windows/Linux</text:span></text:span><text:span text:style-name="Fonte_20_parág._20_padrão"><text:span text:style-name="T28"> : </text:span></text:span><text:span text:style-name="Source_20_Text"><text:span text:style-name="T28">Windows + M</text:span></text:span><text:span text:style-name="Fonte_20_parág._20_padrão"><text:span text:style-name="T28"> ou </text:span></text:span><text:span text:style-name="Source_20_Text"><text:span text:style-name="T28">Alt + Espaço</text:span></text:span><text:span text:style-name="Fonte_20_parág._20_padrão"><text:span text:style-name="T28">, seguido de </text:span></text:span><text:span text:style-name="Source_20_Text"><text:span text:style-name="T28">N</text:span></text:span></text:p>
        </text:list-item>
        <text:list-item>
          <text:p text:style-name="P64"><text:span text:style-name="Strong_20_Emphasis"><text:span text:style-name="T28">Mac</text:span></text:span><text:span text:style-name="Fonte_20_parág._20_padrão"><text:span text:style-name="T28"> : </text:span></text:span><text:span text:style-name="Source_20_Text"><text:span text:style-name="T28">Command (⌘) + M</text:span></text:span></text:p>
        </text:list-item>
      </text:list>
      <text:p text:style-name="P37">Esses atalhos funcionam na maioria dos navegadores e sistemas operacionais.</text:p>
      <text:p text:style-name="P37"><text:soft-page-break/>Para simular a seleção do botão esquerdo e direito do mouse via atalhos de teclado, você pode usar os seguintes métodos, dependendo do que deseja fazer :</text:p>
      <text:h text:style-name="P5" text:outline-level="3">Seleção do botão esquerdo do mouse :</text:h>
      <text:list text:style-name="L7">
        <text:list-item>
          <text:p text:style-name="P65"><text:span text:style-name="Strong_20_Emphasis"><text:span text:style-name="T28">Selecionar um item ou texto</text:span></text:span><text:span text:style-name="Fonte_20_parág._20_padrão"><text:span text:style-name="T28"> :</text:span></text:span></text:p>
          <text:list>
            <text:list-item>
              <text:p text:style-name="P65"><text:span text:style-name="Strong_20_Emphasis"><text:span text:style-name="T28">Shift + Setas</text:span></text:span><text:span text:style-name="Fonte_20_parág._20_padrão"><text:span text:style-name="T28"> : Para selecionar texto ou itens um por um.</text:span></text:span></text:p>
            </text:list-item>
            <text:list-item>
              <text:p text:style-name="P66"><text:span text:style-name="Strong_20_Emphasis"><text:span text:style-name="T28">Shift + Clique</text:span></text:span><text:span text:style-name="Fonte_20_parág._20_padrão"><text:span text:style-name="T28"> : Para selecionar um intervalo de itens ou texto.</text:span></text:span></text:p>
            </text:list-item>
          </text:list>
        </text:list-item>
      </text:list>
      <text:h text:style-name="P5" text:outline-level="3">Simulação do botão direito do mouse :</text:h>
      <text:list text:style-name="L8">
        <text:list-item>
          <text:p text:style-name="P67"><text:span text:style-name="Strong_20_Emphasis"><text:span text:style-name="T28">Abrir o menu de contexto (botão direito)</text:span></text:span><text:span text:style-name="Fonte_20_parág._20_padrão"><text:span text:style-name="T28"> :</text:span></text:span></text:p>
          <text:list>
            <text:list-item>
              <text:p text:style-name="P67"><text:span text:style-name="Strong_20_Emphasis"><text:span text:style-name="T28">Shift + F10</text:span></text:span><text:span text:style-name="Fonte_20_parág._20_padrão"><text:span text:style-name="T28"> : Isso geralmente abre o menu de contexto no Windows, permitindo acessar opções como copiar, colar, etc.</text:span></text:span></text:p>
            </text:list-item>
            <text:list-item>
              <text:p text:style-name="P68"><text:span text:style-name="Strong_20_Emphasis"><text:span text:style-name="T28">Tecla de menu</text:span></text:span><text:span text:style-name="Fonte_20_parág._20_padrão"><text:span text:style-name="T28"> (se disponível) : Algumas teclados têm uma tecla dedicada para abrir o menu de contexto. Ela é geralmente localizada entre a tecla </text:span></text:span><text:span text:style-name="Source_20_Text"><text:span text:style-name="T28">Alt</text:span></text:span><text:span text:style-name="Fonte_20_parág._20_padrão"><text:span text:style-name="T28"> direita e a </text:span></text:span><text:span text:style-name="Source_20_Text"><text:span text:style-name="T28">Ctrl</text:span></text:span><text:span text:style-name="Fonte_20_parág._20_padrão"><text:span text:style-name="T28"> direita.</text:span></text:span></text:p>
            </text:list-item>
          </text:list>
        </text:list-item>
      </text:list>
      <text:h text:style-name="P5" text:outline-level="3">Navegação entre itens :</text:h>
      <text:list text:style-name="L9">
        <text:list-item>
          <text:p text:style-name="P69"><text:span text:style-name="Strong_20_Emphasis"><text:span text:style-name="T28">Tab</text:span></text:span><text:span text:style-name="Fonte_20_parág._20_padrão"><text:span text:style-name="T28"> : Move o foco para o próximo item interativo (como botões e links).</text:span></text:span></text:p>
        </text:list-item>
        <text:list-item>
          <text:p text:style-name="P70"><text:span text:style-name="Strong_20_Emphasis"><text:span text:style-name="T28">Shift + Tab</text:span></text:span><text:span text:style-name="Fonte_20_parág._20_padrão"><text:span text:style-name="T28"> : Move o foco para o item anterior.</text:span></text:span></text:p>
        </text:list-item>
      </text:list>
      <text:p text:style-name="P37">Esses métodos permitem interagir com elementos em uma interface gráfica sem o uso do mouse.</text:p>
      <text:p text:style-name="P37"><text:s/></text:p>
      <text:h text:style-name="P5" text:outline-level="3">Navegação e Gerenciamento de Janelas:</text:h>
      <text:list text:style-name="L10">
        <text:list-item>
          <text:p text:style-name="P71"><text:span text:style-name="Strong_20_Emphasis"><text:span text:style-name="T28">Alt + Tab</text:span></text:span><text:span text:style-name="Fonte_20_parág._20_padrão"><text:span text:style-name="T28"> : Alterna entre janelas abertas.</text:span></text:span></text:p>
        </text:list-item>
        <text:list-item>
          <text:p text:style-name="P71"><text:span text:style-name="Strong_20_Emphasis"><text:span text:style-name="T28">Super (Tecla Windows) + D</text:span></text:span><text:span text:style-name="Fonte_20_parág._20_padrão"><text:span text:style-name="T28"> : Minimiza todas as janelas e mostra a área de trabalho.</text:span></text:span></text:p>
        </text:list-item>
        <text:list-item>
          <text:p text:style-name="P71"><text:span text:style-name="Strong_20_Emphasis"><text:span text:style-name="T28">Super + L</text:span></text:span><text:span text:style-name="Fonte_20_parág._20_padrão"><text:span text:style-name="T28"> : Bloqueia a tela.</text:span></text:span></text:p>
        </text:list-item>
        <text:list-item>
          <text:p text:style-name="P72"><text:span text:style-name="Strong_20_Emphasis"><text:span text:style-name="T28">Ctrl + Alt + T</text:span></text:span><text:span text:style-name="Fonte_20_parág._20_padrão"><text:span text:style-name="T28"> : Abre o terminal (Linux).</text:span></text:span></text:p>
        </text:list-item>
      </text:list>
      <text:h text:style-name="P5" text:outline-level="3">Navegação de Arquivos</text:h>
      <text:list text:style-name="L11">
        <text:list-item>
          <text:p text:style-name="P73"><text:span text:style-name="Strong_20_Emphasis"><text:span text:style-name="T28">Ctrl + N</text:span></text:span><text:span text:style-name="Fonte_20_parág._20_padrão"><text:span text:style-name="T28"> : Abre uma nova janela de navegação em gerenciadores de arquivos.</text:span></text:span></text:p>
        </text:list-item>
        <text:list-item>
          <text:p text:style-name="P74"><text:span text:style-name="Strong_20_Emphasis"><text:span text:style-name="T28">Ctrl + W</text:span></text:span><text:span text:style-name="Fonte_20_parág._20_padrão"><text:span text:style-name="T28"> : Fecha a janela atual.</text:span></text:span></text:p>
        </text:list-item>
      </text:list>
      <text:h text:style-name="P5" text:outline-level="3">Outros Atalhos Úteis</text:h>
      <text:list text:style-name="L12">
        <text:list-item>
          <text:p text:style-name="P75"><text:span text:style-name="Strong_20_Emphasis"><text:span text:style-name="T28">Alt + F2</text:span></text:span><text:span text:style-name="Fonte_20_parág._20_padrão"><text:span text:style-name="T28"> : Abre o prompt de execução para iniciar aplicativos.</text:span></text:span></text:p>
        </text:list-item>
        <text:list-item>
          <text:p text:style-name="P76"><text:span text:style-name="Strong_20_Emphasis"><text:span text:style-name="T28">Ctrl + Shift + Esc</text:span></text:span><text:span text:style-name="Fonte_20_parág._20_padrão"><text:span text:style-name="T28"> : Abre o gerenciador de tarefas (em alguns ambientes).</text:span></text:span></text:p>
        </text:list-item>
      </text:list>
      <text:p text:style-name="P37">Esses atalhos podem variar um pouco com base na distribuição e no ambiente de desktop, mas são um bom ponto de partida para aumentar sua eficiência no Linux!</text:p>
      <text:p text:style-name="P37"><text:span text:style-name="T6"/></text:p>
      <text:h text:style-name="P1" text:outline-level="2">Atalhos Comuns <text:span text:style-name="T49">de Terminal</text:span> (Bash e PowerShell)</text:h>
      <text:p text:style-name="P45">Estes atalhos funcionam de forma semelhante tanto no Terminal Bash quanto no PowerShell, tornando-os universais para operações básicas de edição e controle:</text:p>
      <text:list text:style-name="L40">
        <text:list-item>
          <text:p text:style-name="P77"><text:soft-page-break/><text:span text:style-name="Source_20_Text"><text:span text:style-name="T26">Ctrl + C</text:span></text:span><text:span text:style-name="T25">: Interrompe o comando ou processo atual em execução.</text:span></text:p>
        </text:list-item>
        <text:list-item>
          <text:p text:style-name="P77"><text:span text:style-name="Source_20_Text"><text:span text:style-name="T26">Ctrl + A</text:span></text:span><text:span text:style-name="T25">: Move o cursor para o início da linha (Bash) / Seleciona todo o texto na linha de comando ou painel de script (PowerShell).</text:span></text:p>
        </text:list-item>
        <text:list-item>
          <text:p text:style-name="P77"><text:span text:style-name="Source_20_Text"><text:span text:style-name="T26">Ctrl + E</text:span></text:span><text:span text:style-name="T25">: Move o cursor para o final da linha.</text:span></text:p>
        </text:list-item>
        <text:list-item>
          <text:p text:style-name="P77"><text:span text:style-name="Source_20_Text"><text:span text:style-name="T26">Ctrl + X</text:span></text:span><text:span text:style-name="T25">: Recorta o texto selecionado (principalmente em interfaces com capacidade de seleção, como ISE no PowerShell).</text:span></text:p>
        </text:list-item>
        <text:list-item>
          <text:p text:style-name="P77"><text:span text:style-name="Source_20_Text"><text:span text:style-name="T26">Ctrl + V</text:span></text:span><text:span text:style-name="T25">: Cola o texto copiado ou recortado.</text:span></text:p>
        </text:list-item>
        <text:list-item>
          <text:p text:style-name="P77"><text:span text:style-name="Source_20_Text"><text:span text:style-name="T26">Ctrl + Z</text:span></text:span><text:span text:style-name="T25">: Desfaz a última ação.</text:span></text:p>
        </text:list-item>
        <text:list-item>
          <text:p text:style-name="P78"><text:span text:style-name="Source_20_Text"><text:span text:style-name="T26">Tab</text:span></text:span><text:span text:style-name="T25">: Auto-</text:span><text:span text:style-name="T32">completa</text:span><text:span text:style-name="T25"> comandos, nomes de arquivos e diretórios. Pressione repetidamente para ciclar pelas opções.</text:span></text:p>
        </text:list-item>
        <text:list-item>
          <text:p text:style-name="P78"><text:span text:style-name="Source_20_Text"><text:span text:style-name="T27">Ctrl +</text:span></text:span><text:span text:style-name="Source_20_Text"><text:span text:style-name="T26"> Shift + </text:span></text:span><text:span text:style-name="Source_20_Text"><text:span text:style-name="T27">T: </text:span></text:span><text:span text:style-name="Source_20_Text"><text:span text:style-name="T33">abri nova aba no terminal.</text:span></text:span></text:p>
        </text:list-item>
        <text:list-item>
          <text:p text:style-name="P78"><text:span text:style-name="Source_20_Text"><text:span text:style-name="T27">Ctrl + Shift + N: </text:span></text:span><text:span text:style-name="Source_20_Text"><text:span text:style-name="T33">abri nova janela no terminal.</text:span></text:span></text:p>
        </text:list-item>
        <text:list-item>
          <text:p text:style-name="P78"><text:span text:style-name="Source_20_Text"><text:span text:style-name="T27">Ctrl + Shift + W: </text:span></text:span><text:span text:style-name="Source_20_Text"><text:span text:style-name="T33">fecha aba/janela atual no terminal.</text:span></text:span></text:p>
        </text:list-item>
      </text:list>
      <text:h text:style-name="P2" text:outline-level="2" text:is-list-header="true">Atalhos Específicos do Terminal Bash</text:h>
      <text:p text:style-name="P45">O Bash (Bourne Again SHell) é o shell padrão na maioria das distribuições Linux e macOS. Estes atalhos são ótimos para navegação e edição de linha de comando:</text:p>
      <text:list text:style-name="L41">
        <text:list-item>
          <text:p text:style-name="P79"><text:span text:style-name="Strong_20_Emphasis"><text:span text:style-name="T25">Edição e Controle de Linha:</text:span></text:span></text:p>
          <text:list>
            <text:list-item>
              <text:p text:style-name="P80"><text:span text:style-name="Strong_20_Emphasis"><text:span text:style-name="T28">Ctrl + Alt + T</text:span></text:span><text:span text:style-name="Fonte_20_parág._20_padrão"><text:span text:style-name="T28"> : Abre o terminal.</text:span></text:span></text:p>
            </text:list-item>
            <text:list-item>
              <text:p text:style-name="P79"><text:span text:style-name="Source_20_Text"><text:span text:style-name="T26">Ctrl + B</text:span></text:span><text:span text:style-name="T25">: Move o cursor um caractere para trás.</text:span></text:p>
            </text:list-item>
            <text:list-item>
              <text:p text:style-name="P79"><text:span text:style-name="Source_20_Text"><text:span text:style-name="T26">Alt + B</text:span></text:span><text:span text:style-name="T25">: Move o cursor uma palavra para trás.</text:span></text:p>
            </text:list-item>
            <text:list-item>
              <text:p text:style-name="P79"><text:span text:style-name="Source_20_Text"><text:span text:style-name="T26">Ctrl + F</text:span></text:span><text:span text:style-name="T25">: Move o cursor um caractere para frente.</text:span></text:p>
            </text:list-item>
            <text:list-item>
              <text:p text:style-name="P79"><text:span text:style-name="Source_20_Text"><text:span text:style-name="T26">Alt + F</text:span></text:span><text:span text:style-name="T25">: Move o cursor uma palavra para frente.</text:span></text:p>
            </text:list-item>
            <text:list-item>
              <text:p text:style-name="P79"><text:span text:style-name="Source_20_Text"><text:span text:style-name="T26">Ctrl + W</text:span></text:span><text:span text:style-name="T25">: Apaga a palavra anterior ao cursor.</text:span></text:p>
            </text:list-item>
            <text:list-item>
              <text:p text:style-name="P79"><text:span text:style-name="Source_20_Text"><text:span text:style-name="T26">Ctrl + U</text:span></text:span><text:span text:style-name="T25">: Apaga tudo do cursor até o início da linha.</text:span></text:p>
            </text:list-item>
            <text:list-item>
              <text:p text:style-name="P79"><text:span text:style-name="Source_20_Text"><text:span text:style-name="T26">Ctrl + K</text:span></text:span><text:span text:style-name="T25">: Apaga tudo do cursor até o final da linha.</text:span></text:p>
            </text:list-item>
            <text:list-item>
              <text:p text:style-name="P79"><text:span text:style-name="Source_20_Text"><text:span text:style-name="T26">Ctrl + Y</text:span></text:span><text:span text:style-name="T25">: Cola o texto que foi apagado com </text:span><text:span text:style-name="Source_20_Text"><text:span text:style-name="T25">Ctrl + U</text:span></text:span><text:span text:style-name="T25">, </text:span><text:span text:style-name="Source_20_Text"><text:span text:style-name="T25">Ctrl + K</text:span></text:span><text:span text:style-name="T25"> ou </text:span><text:span text:style-name="Source_20_Text"><text:span text:style-name="T25">Ctrl + W</text:span></text:span><text:span text:style-name="T25">.</text:span></text:p>
            </text:list-item>
            <text:list-item>
              <text:p text:style-name="P79"><text:span text:style-name="Source_20_Text"><text:span text:style-name="T26">Alt + D</text:span></text:span><text:span text:style-name="T25">: Apaga a palavra à frente do cursor.</text:span></text:p>
            </text:list-item>
          </text:list>
        </text:list-item>
        <text:list-item>
          <text:p text:style-name="P79"><text:span text:style-name="Strong_20_Emphasis"><text:span text:style-name="T25">Histórico e Execução de Comandos:</text:span></text:span></text:p>
          <text:list>
            <text:list-item>
              <text:p text:style-name="P79"><text:span text:style-name="Source_20_Text"><text:span text:style-name="T26">Ctrl + R</text:span></text:span><text:span text:style-name="T25">: Pesquisa incremental inversa no histórico de comandos. Pressione novamente </text:span><text:span text:style-name="Source_20_Text"><text:span text:style-name="T25">Ctrl + R</text:span></text:span><text:span text:style-name="T25"> para navegar entre os resultados.</text:span></text:p>
            </text:list-item>
            <text:list-item>
              <text:p text:style-name="P79"><text:span text:style-name="Source_20_Text"><text:span text:style-name="T26">Ctrl + G</text:span></text:span><text:span text:style-name="T25">: Sai do modo de pesquisa do histórico.</text:span></text:p>
            </text:list-item>
            <text:list-item>
              <text:p text:style-name="P79"><text:span text:style-name="Source_20_Text"><text:span text:style-name="T26">Ctrl + P</text:span></text:span><text:span text:style-name="T26"> </text:span><text:span text:style-name="T25">ou </text:span><text:span text:style-name="Source_20_Text"><text:span text:style-name="T25">Seta para Cima </text:span></text:span><text:span text:style-name="Source_20_Text"><text:span text:style-name="T26">(↑)</text:span></text:span><text:span text:style-name="T25">: Exibe o comando anterior no histórico.</text:span></text:p>
            </text:list-item>
            <text:list-item>
              <text:p text:style-name="P79"><text:span text:style-name="Source_20_Text"><text:span text:style-name="T26">Ctrl + N</text:span></text:span><text:span text:style-name="T25"> ou </text:span><text:span text:style-name="Source_20_Text"><text:span text:style-name="T25">Seta para Baixo </text:span></text:span><text:span text:style-name="Source_20_Text"><text:span text:style-name="T26">(↓)</text:span></text:span><text:span text:style-name="T25">: Exibe o próximo comando no histórico.</text:span></text:p>
            </text:list-item>
            <text:list-item>
              <text:p text:style-name="P79"><text:soft-page-break/><text:span text:style-name="Source_20_Text"><text:span text:style-name="T26">!!</text:span></text:span><text:span text:style-name="T25">: Repete o último comando executado.</text:span></text:p>
            </text:list-item>
            <text:list-item>
              <text:p text:style-name="P79"><text:span text:style-name="Source_20_Text"><text:span text:style-name="T26">!$</text:span></text:span><text:span text:style-name="T25"> ou </text:span><text:span text:style-name="Source_20_Text"><text:span text:style-name="T26">Alt + .</text:span></text:span><text:span text:style-name="T25">: Insere o último argumento do comando anterior.</text:span></text:p>
            </text:list-item>
          </text:list>
        </text:list-item>
        <text:list-item>
          <text:p text:style-name="P79"><text:span text:style-name="Strong_20_Emphasis"><text:span text:style-name="T25">Controle de Processos:</text:span></text:span></text:p>
          <text:list>
            <text:list-item>
              <text:p text:style-name="P79"><text:span text:style-name="Source_20_Text"><text:span text:style-name="T26">Ctrl + Z</text:span></text:span><text:span text:style-name="T25">: Pausa o comando atual (coloca-o em segundo plano). Use </text:span><text:span text:style-name="Source_20_Text"><text:span text:style-name="T25">fg</text:span></text:span><text:span text:style-name="T25"> para trazê-lo de volta para o primeiro plano ou </text:span><text:span text:style-name="Source_20_Text"><text:span text:style-name="T25">bg</text:span></text:span><text:span text:style-name="T25"> para continuar em segundo plano.</text:span></text:p>
            </text:list-item>
            <text:list-item>
              <text:p text:style-name="P79"><text:span text:style-name="Source_20_Text"><text:span text:style-name="T26">Ctrl + D</text:span></text:span><text:span text:style-name="T25">: Envia um sinal de "fim de arquivo" (EOF), que pode encerrar a sessão do terminal (similar a </text:span><text:span text:style-name="Source_20_Text"><text:span text:style-name="T25">exit</text:span></text:span><text:span text:style-name="T25">).</text:span></text:p>
            </text:list-item>
          </text:list>
        </text:list-item>
        <text:list-item>
          <text:p text:style-name="P79"><text:span text:style-name="Strong_20_Emphasis"><text:span text:style-name="T25">Gerenciamento da Tela:</text:span></text:span></text:p>
          <text:list>
            <text:list-item>
              <text:p text:style-name="P79"><text:span text:style-name="Source_20_Text"><text:span text:style-name="T26">Ctrl + L</text:span></text:span><text:span text:style-name="T25">: Limpa a tela do terminal, mantendo a linha de comando atual no topo.</text:span></text:p>
            </text:list-item>
          </text:list>
        </text:list-item>
      </text:list>
      <text:h text:style-name="P2" text:outline-level="2" text:is-list-header="true">Atalhos Específicos do PowerShell</text:h>
      <text:p text:style-name="P45">O PowerShell é um shell de linha de comando e linguagem de script desenvolvido pela Microsoft para automação e gerenciamento de configurações.</text:p>
      <text:list text:style-name="L42">
        <text:list-item>
          <text:p text:style-name="P82"><text:span text:style-name="Strong_20_Emphasis"><text:span text:style-name="T25">Edição de Texto e Comando:</text:span></text:span></text:p>
          <text:list>
            <text:list-item>
              <text:p text:style-name="P82"><text:span text:style-name="Source_20_Text"><text:span text:style-name="T26">Ctrl + Y</text:span></text:span><text:span text:style-name="T25">: Refaz a última ação desfeita.</text:span></text:p>
            </text:list-item>
            <text:list-item>
              <text:p text:style-name="P82"><text:span text:style-name="Source_20_Text"><text:span text:style-name="T26">Ctrl + Home</text:span></text:span><text:span text:style-name="T25">: Move o cursor para o início do buffer de entrada.</text:span></text:p>
            </text:list-item>
            <text:list-item>
              <text:p text:style-name="P82"><text:span text:style-name="Source_20_Text"><text:span text:style-name="T26">Ctrl + End</text:span></text:span><text:span text:style-name="T25">: Move o cursor para o final do buffer de entrada.</text:span></text:p>
            </text:list-item>
            <text:list-item>
              <text:p text:style-name="P82"><text:span text:style-name="Source_20_Text"><text:span text:style-name="T26">Ctrl + Left Arrow</text:span></text:span><text:span text:style-name="T25">: Move o cursor uma palavra para trás.</text:span></text:p>
            </text:list-item>
            <text:list-item>
              <text:p text:style-name="P82"><text:span text:style-name="Source_20_Text"><text:span text:style-name="T26">Ctrl + Right Arrow</text:span></text:span><text:span text:style-name="T25">: Move o cursor uma palavra para frente.</text:span></text:p>
            </text:list-item>
            <text:list-item>
              <text:p text:style-name="P82"><text:span text:style-name="Source_20_Text"><text:span text:style-name="T26">Ctrl + Backspace</text:span></text:span><text:span text:style-name="T25">: Apaga a palavra anterior ao cursor.</text:span></text:p>
            </text:list-item>
            <text:list-item>
              <text:p text:style-name="P82"><text:span text:style-name="Source_20_Text"><text:span text:style-name="T26">Ctrl + Delete</text:span></text:span><text:span text:style-name="T25">: Apaga a palavra seguinte ao cursor.</text:span></text:p>
            </text:list-item>
            <text:list-item>
              <text:p text:style-name="P82"><text:span text:style-name="Source_20_Text"><text:span text:style-name="T26">Ctrl + Space</text:span></text:span><text:span text:style-name="T26"> </text:span><text:span text:style-name="T25">(No ISE/VS Code com extensão): Exibe a ajuda do IntelliSense (preenchimento automático).</text:span></text:p>
            </text:list-item>
          </text:list>
        </text:list-item>
        <text:list-item>
          <text:p text:style-name="P82"><text:span text:style-name="Strong_20_Emphasis"><text:span text:style-name="T25">Controle de Execução:</text:span></text:span></text:p>
          <text:list>
            <text:list-item>
              <text:p text:style-name="P82"><text:span text:style-name="Source_20_Text"><text:span text:style-name="T26">Enter</text:span></text:span><text:span text:style-name="T25">: Executa o comando atual.</text:span></text:p>
            </text:list-item>
            <text:list-item>
              <text:p text:style-name="P82"><text:span text:style-name="Source_20_Text"><text:span text:style-name="T26">Shift + Enter</text:span></text:span><text:span text:style-name="T25">: Adiciona uma nova linha sem executar o comando (útil para comandos de várias linhas).</text:span></text:p>
            </text:list-item>
          </text:list>
        </text:list-item>
        <text:list-item>
          <text:p text:style-name="P82"><text:span text:style-name="Strong_20_Emphasis"><text:span text:style-name="T25">Histórico de Comandos:</text:span></text:span></text:p>
          <text:list>
            <text:list-item>
              <text:p text:style-name="P82"><text:span text:style-name="Source_20_Text"><text:span text:style-name="T25">Seta para Cima </text:span></text:span><text:span text:style-name="Source_20_Text"><text:span text:style-name="T26">(↑)</text:span></text:span><text:span text:style-name="T25">: Exibe o comando anterior no histórico.</text:span></text:p>
            </text:list-item>
            <text:list-item>
              <text:p text:style-name="P82"><text:span text:style-name="Source_20_Text"><text:span text:style-name="T25">Seta para Baixo </text:span></text:span><text:span text:style-name="Source_20_Text"><text:span text:style-name="T26">(↓)</text:span></text:span><text:span text:style-name="T25">: Exibe o próximo comando no histórico.</text:span></text:p>
            </text:list-item>
            <text:list-item>
              <text:p text:style-name="P82"><text:span text:style-name="Source_20_Text"><text:span text:style-name="T26">F7</text:span></text:span><text:span text:style-name="T25">: Exibe uma janela com o histórico de comandos, permitindo selecionar com as setas.</text:span></text:p>
            </text:list-item>
            <text:list-item>
              <text:p text:style-name="P82"><text:span text:style-name="Source_20_Text"><text:span text:style-name="T26">Alt + F7</text:span></text:span><text:span text:style-name="T25">: Limpa o histórico de comandos da sessão atual.</text:span></text:p>
            </text:list-item>
            <text:list-item>
              <text:p text:style-name="P82"><text:span text:style-name="Source_20_Text"><text:span text:style-name="T26">F8</text:span></text:span><text:span text:style-name="T25">: Pesquisa o histórico de comandos a partir da posição atual do cursor.</text:span></text:p>
            </text:list-item>
            <text:list-item>
              <text:p text:style-name="P82"><text:span text:style-name="Source_20_Text"><text:span text:style-name="T26">F9</text:span></text:span><text:span text:style-name="T25">: Seleciona um comando do histórico pelo seu número.</text:span></text:p>
            </text:list-item>
          </text:list>
        </text:list-item>
        <text:list-item>
          <text:p text:style-name="P82"><text:soft-page-break/><text:span text:style-name="Strong_20_Emphasis"><text:span text:style-name="T25">Interface do PowerShell ISE (Integrated Scripting Environment):</text:span></text:span></text:p>
          <text:list>
            <text:list-item>
              <text:p text:style-name="P82"><text:span text:style-name="Source_20_Text"><text:span text:style-name="T26">F1</text:span></text:span><text:span text:style-name="T25">: Abre a ajuda para o cmdlet ou tópico atual.</text:span></text:p>
            </text:list-item>
            <text:list-item>
              <text:p text:style-name="P82"><text:span text:style-name="Source_20_Text"><text:span text:style-name="T26">F5</text:span></text:span><text:span text:style-name="T25">: Executa o script completo no painel de script.</text:span></text:p>
            </text:list-item>
            <text:list-item>
              <text:p text:style-name="P82"><text:span text:style-name="Source_20_Text"><text:span text:style-name="T26">F8</text:span></text:span><text:span text:style-name="T25">: Executa a seleção atual no painel de script.</text:span></text:p>
            </text:list-item>
            <text:list-item>
              <text:p text:style-name="P82"><text:span text:style-name="Source_20_Text"><text:span text:style-name="T26">Ctrl + N</text:span></text:span><text:span text:style-name="T25">: Abre um novo painel de script.</text:span></text:p>
            </text:list-item>
            <text:list-item>
              <text:p text:style-name="P82"><text:span text:style-name="Source_20_Text"><text:span text:style-name="T26">Ctrl + O</text:span></text:span><text:span text:style-name="T25">: Abre um arquivo existente.</text:span></text:p>
            </text:list-item>
            <text:list-item>
              <text:p text:style-name="P82"><text:span text:style-name="Source_20_Text"><text:span text:style-name="T26">Ctrl + S</text:span></text:span><text:span text:style-name="T25">: Salva o arquivo atual.</text:span></text:p>
            </text:list-item>
            <text:list-item>
              <text:p text:style-name="P82"><text:span text:style-name="Source_20_Text"><text:span text:style-name="T26">Ctrl + M</text:span></text:span><text:span text:style-name="T25">: Expande ou recolhe regiões de código (code folding).</text:span></text:p>
            </text:list-item>
            <text:list-item>
              <text:p text:style-name="P82"><text:span text:style-name="Source_20_Text"><text:span text:style-name="T26">Ctrl + F</text:span></text:span><text:span text:style-name="T25">: Abre a caixa de diálogo "Localizar" no painel de script.</text:span></text:p>
            </text:list-item>
            <text:list-item>
              <text:p text:style-name="P82"><text:span text:style-name="Source_20_Text"><text:span text:style-name="T26">Ctrl + H</text:span></text:span><text:span text:style-name="T25">: Abre a caixa de diálogo "Substituir" no painel de script.</text:span></text:p>
            </text:list-item>
            <text:list-item>
              <text:p text:style-name="P82"><text:span text:style-name="Source_20_Text"><text:span text:style-name="T26">Ctrl + J</text:span></text:span><text:span text:style-name="T25">: Mostra snippets de código (modelos de código pré-definidos).</text:span></text:p>
            </text:list-item>
          </text:list>
        </text:list-item>
        <text:list-item>
          <text:p text:style-name="P82"><text:span text:style-name="Strong_20_Emphasis"><text:span text:style-name="T25"/></text:span></text:p>
        </text:list-item>
      </text:list>
      <text:h text:style-name="P8" text:outline-level="3"><text:span text:style-name="T6">Linux </text:span></text:h>
      <text:h text:style-name="P7" text:outline-level="3"><text:span text:style-name="T50">(Bash)</text:span></text:h>
      <text:h text:style-name="P5" text:outline-level="3">Navegação e Listagem </text:h>
      <text:list text:style-name="L14">
        <text:list-item>
          <text:p text:style-name="P85"><text:span text:style-name="Strong_20_Emphasis"><text:span text:style-name="T28">ls :</text:span></text:span><text:span text:style-name="Fonte_20_parág._20_padrão"><text:span text:style-name="T28"> Lista os arquivos e diretórios dentro do diretório atual.</text:span></text:span></text:p>
          <text:list>
            <text:list-item>
              <text:p text:style-name="P85"><text:span text:style-name="Source_20_Text"><text:span text:style-name="T28">ls -l</text:span></text:span><text:span text:style-name="Fonte_20_parág._20_padrão"><text:span text:style-name="T28"> : Mostra informações detalhadas sobre os arquivos, como permissões, tamanho e data de modificação.</text:span></text:span></text:p>
            </text:list-item>
          </text:list>
        </text:list-item>
        <text:list-item>
          <text:p text:style-name="P85"><text:span text:style-name="Strong_20_Emphasis"><text:span text:style-name="T28">cd :</text:span></text:span><text:span text:style-name="Fonte_20_parág._20_padrão"><text:span text:style-name="T28"> Muda o diretório de trabalho atual.</text:span></text:span></text:p>
          <text:list>
            <text:list-item>
              <text:p text:style-name="P85"><text:span text:style-name="Source_20_Text"><text:span text:style-name="T28">cd ..</text:span></text:span><text:span text:style-name="Fonte_20_parág._20_padrão"><text:span text:style-name="T28"> : Volta um nível no diretório.</text:span></text:span></text:p>
            </text:list-item>
            <text:list-item>
              <text:p text:style-name="P85"><text:span text:style-name="Source_20_Text"><text:span text:style-name="T28">cd /</text:span></text:span><text:span text:style-name="Fonte_20_parág._20_padrão"><text:span text:style-name="T28"> : Vai para o diretório raiz.</text:span></text:span></text:p>
            </text:list-item>
            <text:list-item>
              <text:p text:style-name="P85"><text:span text:style-name="Fonte_20_parág._20_padrão"><text:span text:style-name="T28">cd ~ : Vai para o diretório home.</text:span></text:span></text:p>
            </text:list-item>
          </text:list>
        </text:list-item>
        <text:list-item>
          <text:p text:style-name="P86"><text:span text:style-name="Strong_20_Emphasis"><text:span text:style-name="T28">pwd :</text:span></text:span><text:span text:style-name="Fonte_20_parág._20_padrão"><text:span text:style-name="T28"> Mostra o caminho completo do diretório atual.</text:span></text:span></text:p>
        </text:list-item>
      </text:list>
      <text:p text:style-name="P87"><text:span text:style-name="Fonte_20_parág._20_padrão"><text:span text:style-name="T29">Busca</text:span></text:span></text:p>
      <text:list text:continue-numbering="true" text:style-name="L14">
        <text:list-item>
          <text:p text:style-name="P86"><text:span text:style-name="Strong_20_Emphasis"><text:span text:style-name="T28">find :</text:span></text:span><text:span text:style-name="T25"> buscar arquivos e diretórios em um sistema de arquivos, com base em critérios específicos. Ele permite filtrar por nome, tipo, tamanho, data de modificação, permissões e muito mais. Além disso, pode executar ações nos resultados encontrados (como excluir, mover ou processar arquivos).</text:span></text:p>
          <text:list>
            <text:list-item>
              <text:p text:style-name="P41">1. Buscar por nome :</text:p>
              <text:list>
                <text:list-item>
                  <text:p text:style-name="P86"><text:span text:style-name="Fonte_20_parág._20_padrão"><text:span text:style-name="T26">-name</text:span></text:span><text:span text:style-name="T25"> : Busca por nome exato (case-sensitive).</text:span></text:p>
                </text:list-item>
              </text:list>
            </text:list-item>
          </text:list>
        </text:list-item>
      </text:list>
      <text:p text:style-name="P46">```bash</text:p>
      <text:p text:style-name="P46">find /home -name "arquivo.txt" <text:s text:c="12"/># Busca "arquivo.txt" em /home</text:p>
      <text:p text:style-name="P48"/>
      <text:list text:continue-numbering="true" text:style-name="L14">
        <text:list-item>
          <text:list>
            <text:list-item>
              <text:list>
                <text:list-item>
                  <text:p text:style-name="P86"><text:span text:style-name="Fonte_20_parág._20_padrão"><text:span text:style-name="T26">-iname</text:span></text:span><text:span text:style-name="T25"> : Busca por nome (case-insensitive).</text:span></text:p>
                </text:list-item>
              </text:list>
            </text:list-item>
          </text:list>
        </text:list-item>
      </text:list>
      <text:p text:style-name="P46">```bash</text:p>
      <text:p text:style-name="P46"><text:soft-page-break/>find . -iname "*.PDF" <text:s text:c="15"/># Encontra .pdf, .PDF, .Pdf, etc.</text:p>
      <text:p text:style-name="P42"/>
      <text:list text:continue-numbering="true" text:style-name="L14">
        <text:list-item>
          <text:list>
            <text:list-item>
              <text:p text:style-name="P41">2. Buscar por tipo :</text:p>
              <text:list>
                <text:list-item>
                  <text:p text:style-name="P86"><text:span text:style-name="Fonte_20_parág._20_padrão"><text:span text:style-name="T26">-type</text:span></text:span><text:span text:style-name="T25"> : Filtra por tipo de item :</text:span></text:p>
                </text:list-item>
              </text:list>
            </text:list-item>
          </text:list>
        </text:list-item>
      </text:list>
      <text:p text:style-name="P88"><text:span text:style-name="Fonte_20_parág._20_padrão"><text:span text:style-name="T26">f</text:span></text:span><text:span text:style-name="T25"> : Arquivos regulares.</text:span></text:p>
      <text:p text:style-name="P88"><text:span text:style-name="Fonte_20_parág._20_padrão"><text:span text:style-name="T26">d</text:span></text:span><text:span text:style-name="T25"> : Diretórios.</text:span></text:p>
      <text:p text:style-name="P88"><text:span text:style-name="Fonte_20_parág._20_padrão"><text:span text:style-name="T26">l</text:span></text:span><text:span text:style-name="T25"> : Links simbólicos.</text:span></text:p>
      <text:p text:style-name="P47">```bash</text:p>
      <text:p text:style-name="P47">find /var -type d <text:s text:c="12"/># Lista todos os diretórios em /var</text:p>
      <text:p text:style-name="P42"/>
      <text:list text:continue-numbering="true" text:style-name="L14">
        <text:list-item>
          <text:list>
            <text:list-item>
              <text:p text:style-name="P41">3. Buscar por tamanho :</text:p>
            </text:list-item>
          </text:list>
        </text:list-item>
      </text:list>
      <text:p text:style-name="P89"><text:span text:style-name="Fonte_20_parág._20_padrão"><text:span text:style-name="T26">-size</text:span></text:span><text:span text:style-name="T25"> : Filtra por tamanho (ex : +10M para arquivos maiores que 10 MB).</text:span></text:p>
      <text:p text:style-name="P49">```bash</text:p>
      <text:p text:style-name="P49">find / -size +100M <text:s text:c="12"/># Arquivos maiores que 100 MB</text:p>
      <text:p text:style-name="P42"/>
      <text:list text:continue-numbering="true" text:style-name="L14">
        <text:list-item>
          <text:list>
            <text:list-item>
              <text:p text:style-name="P41">4. Buscar por tempo de modificação :</text:p>
              <text:list>
                <text:list-item>
                  <text:p text:style-name="P86"><text:span text:style-name="Fonte_20_parág._20_padrão"><text:span text:style-name="T26">-mtime</text:span></text:span><text:span text:style-name="T25"> : Dias desde a última modificação.</text:span></text:p>
                </text:list-item>
              </text:list>
            </text:list-item>
          </text:list>
        </text:list-item>
      </text:list>
      <text:p text:style-name="P88"><text:span text:style-name="Fonte_20_parág._20_padrão"><text:span text:style-name="T26">+7</text:span></text:span><text:span text:style-name="T25"> : Modificados há mais de 7 dias.</text:span></text:p>
      <text:list text:continue-numbering="true" text:style-name="L14">
        <text:list-item>
          <text:list>
            <text:list-item>
              <text:list>
                <text:list-item>
                  <text:p text:style-name="P86"><text:span text:style-name="Fonte_20_parág._20_padrão"><text:span text:style-name="T26">-1</text:span></text:span><text:span text:style-name="T25"> : Modificados há menos de 1 dia.</text:span></text:p>
                </text:list-item>
              </text:list>
            </text:list-item>
          </text:list>
        </text:list-item>
      </text:list>
      <text:p text:style-name="P46">```bash</text:p>
      <text:p text:style-name="P46">find /tmp -mtime +7 <text:s text:c="12"/># Arquivos não modificados nos últimos 7 dias</text:p>
      <text:p text:style-name="P42"/>
      <text:list text:continue-numbering="true" text:style-name="L14">
        <text:list-item>
          <text:list>
            <text:list-item>
              <text:p text:style-name="P41">5. Buscar por permissões :</text:p>
            </text:list-item>
          </text:list>
        </text:list-item>
      </text:list>
      <text:p text:style-name="P90"><text:span text:style-name="Fonte_20_parág._20_padrão"><text:span text:style-name="T26">-perm</text:span></text:span><text:span text:style-name="T25"> : Filtra por permissões (ex : 644).</text:span></text:p>
      <text:p text:style-name="P49">```bash</text:p>
      <text:p text:style-name="P50">find ~ -perm 644 <text:s text:c="12"/># Arquivos com permissões exatamente 644</text:p>
      <text:p text:style-name="P42"/>
      <text:list text:continue-numbering="true" text:style-name="L14">
        <text:list-item>
          <text:list>
            <text:list-item>
              <text:p text:style-name="P41">6. Executar comandos nos resultados :</text:p>
            </text:list-item>
          </text:list>
        </text:list-item>
      </text:list>
      <text:p text:style-name="P89"><text:span text:style-name="Fonte_20_parág._20_padrão"><text:span text:style-name="T26">-exec</text:span></text:span><text:span text:style-name="T25"> : Executa um comando para cada item encontrado.</text:span></text:p>
      <text:p text:style-name="P49">```bash</text:p>
      <text:p text:style-name="P49">find . -name "*.log" -exec rm {} \; <text:s text:c="12"/># Exclui todos os .log</text:p>
      <text:p text:style-name="P49"/>
      <text:p text:style-name="P49">{} : Substitui o nome do arquivo encontrado.</text:p>
      <text:p text:style-name="P49">\; : Indica o fim do comando.</text:p>
      <text:p text:style-name="P42"><text:soft-page-break/></text:p>
      <text:list text:continue-numbering="true" text:style-name="L14">
        <text:list-item>
          <text:list>
            <text:list-item>
              <text:p text:style-name="P41">7. Combinar critérios :</text:p>
            </text:list-item>
          </text:list>
        </text:list-item>
      </text:list>
      <text:p text:style-name="P89"><text:span text:style-name="Fonte_20_parág._20_padrão"><text:span text:style-name="T26">-and</text:span></text:span><text:span text:style-name="T25"> (implícito), </text:span><text:span text:style-name="Fonte_20_parág._20_padrão"><text:span text:style-name="T26">-or</text:span></text:span><text:span text:style-name="T25">, </text:span><text:span text:style-name="Fonte_20_parág._20_padrão"><text:span text:style-name="T26">-not</text:span></text:span><text:span text:style-name="T25"> :</text:span></text:p>
      <text:p text:style-name="P49">```bash</text:p>
      <text:p text:style-name="P49">find . -name "*.txt" -not -name "backup*" <text:s text:c="12"/># .txt que não começam com "backup"</text:p>
      <text:p text:style-name="P42"/>
      <text:list text:continue-numbering="true" text:style-name="L14">
        <text:list-item>
          <text:list>
            <text:list-item>
              <text:p text:style-name="P41">8. Limitar profundidade da busca :</text:p>
            </text:list-item>
          </text:list>
        </text:list-item>
      </text:list>
      <text:p text:style-name="P89"><text:span text:style-name="Fonte_20_parág._20_padrão"><text:span text:style-name="T26">-maxdepth</text:span></text:span><text:span text:style-name="T25"> : Define a profundidade máxima de subdiretórios.</text:span></text:p>
      <text:p text:style-name="P49">```bash</text:p>
      <text:p text:style-name="P49">find . -maxdepth 2 -name "*.js" <text:s text:c="12"/># Busca até 2 níveis de subpastas</text:p>
      <text:p text:style-name="P45"><draw:custom-shape text:anchor-type="as-char" draw:z-index="0" draw:name="Horizontal Line 13" draw:style-name="gr1" draw:text-style-name="P107" svg:width="0.003cm" svg:height="0.025cm"><text:p/><draw:enhanced-geometry svg:viewBox="0 0 21600 21600" draw:type="non-primitive" draw:enhanced-path="M 0 0 L 21600 0 21600 21600 0 21600 Z N"/></draw:custom-shape></text:p>
      <text:p text:style-name="P42"/>
      <text:p text:style-name="P43">Exemplos práticos :</text:p>
      <text:list text:continue-numbering="true" text:style-name="L14">
        <text:list-item>
          <text:list>
            <text:list-item>
              <text:p text:style-name="P86"><text:span text:style-name="Fonte_20_parág._20_padrão"><text:span text:style-name="T26">Excluir arquivos temporários :</text:span></text:span></text:p>
            </text:list-item>
          </text:list>
        </text:list-item>
      </text:list>
      <text:p text:style-name="P46">```bash</text:p>
      <text:p text:style-name="P46">find /tmp -type f -name "*.tmp" -exec rm {} \;</text:p>
      <text:list text:continue-numbering="true" text:style-name="L14">
        <text:list-item>
          <text:list>
            <text:list-item>
              <text:p text:style-name="P86"><text:span text:style-name="Fonte_20_parág._20_padrão"><text:span text:style-name="T26">Listar arquivos modificados nas últimas 24 horas :</text:span></text:span></text:p>
            </text:list-item>
          </text:list>
        </text:list-item>
      </text:list>
      <text:p text:style-name="P46">```bash</text:p>
      <text:p text:style-name="P51">find ~ -type f -mtime -1</text:p>
      <text:list text:continue-numbering="true" text:style-name="L14">
        <text:list-item>
          <text:list>
            <text:list-item>
              <text:p text:style-name="P86"><text:span text:style-name="Fonte_20_parág._20_padrão"><text:span text:style-name="T26">Buscar arquivos de mais de 1 GB e listar detalhes :</text:span></text:span></text:p>
            </text:list-item>
          </text:list>
        </text:list-item>
      </text:list>
      <text:p text:style-name="P46">```bash</text:p>
      <text:p text:style-name="P52">find / -size +1G -exec ls -lh {} \;</text:p>
      <text:list text:continue-numbering="true" text:style-name="L14">
        <text:list-item>
          <text:list>
            <text:list-item>
              <text:p text:style-name="P86"><text:span text:style-name="Fonte_20_parág._20_padrão"><text:span text:style-name="T26">Encontrar diretórios vazios :</text:span></text:span></text:p>
            </text:list-item>
          </text:list>
        </text:list-item>
      </text:list>
      <text:p text:style-name="P46">```bash</text:p>
      <text:p text:style-name="P46">find . -type d -empty</text:p>
      <text:list text:continue-numbering="true" text:style-name="L14">
        <text:list-item>
          <text:list>
            <text:list-item>
              <text:p text:style-name="P86"><text:span text:style-name="Fonte_20_parág._20_padrão"><text:span text:style-name="T26">Alterar permissões de todos os scripts .sh :</text:span></text:span></text:p>
            </text:list-item>
          </text:list>
        </text:list-item>
      </text:list>
      <text:p text:style-name="P51">```bash</text:p>
      <text:p text:style-name="P51">find . -name "*.sh" -exec chmod +x {} \;</text:p>
      <text:p text:style-name="P43">Dica de segurança :</text:p>
      <text:list text:continue-numbering="true" text:style-name="L14">
        <text:list-item>
          <text:list>
            <text:list-item>
              <text:p text:style-name="P53">Sempre teste o comando find sem -exec ou -delete primeiro para verificar os resultados.</text:p>
            </text:list-item>
            <text:list-item>
              <text:p text:style-name="P53">Use -print ou -print0 (com xargs -0) para lidar com nomes de arquivos complexos (ex : espaços).</text:p>
            </text:list-item>
            <text:list-item>
              <text:p text:style-name="P86"><text:span text:style-name="T25">O find é essencial para automatizar tarefas de administração de sistemas e gerenciamento de arquivos! </text:span><text:span text:style-name="Fonte_20_parág._20_padrão"><text:span text:style-name="T35">🐧</text:span></text:span></text:p>
            </text:list-item>
          </text:list>
        </text:list-item>
      </text:list>
      <text:p text:style-name="P49"><text:soft-page-break/></text:p>
      <text:h text:style-name="P5" text:outline-level="3">Criação e Remoção</text:h>
      <text:list text:style-name="L15">
        <text:list-item>
          <text:p text:style-name="P91"><text:span text:style-name="Strong_20_Emphasis"><text:span text:style-name="T28">mkdir :</text:span></text:span><text:span text:style-name="Fonte_20_parág._20_padrão"><text:span text:style-name="T28"> Cria um novo diretório.</text:span></text:span></text:p>
          <text:list>
            <text:list-item>
              <text:p text:style-name="P91"><text:span text:style-name="Source_20_Text"><text:span text:style-name="T28">mkdir documentos</text:span></text:span><text:span text:style-name="Fonte_20_parág._20_padrão"><text:span text:style-name="T28"> : Cria um diretório chamado "documentos".</text:span></text:span></text:p>
            </text:list-item>
          </text:list>
        </text:list-item>
        <text:list-item>
          <text:p text:style-name="P91"><text:span text:style-name="Strong_20_Emphasis"><text:span text:style-name="T28">touch :</text:span></text:span><text:span text:style-name="Fonte_20_parág._20_padrão"><text:span text:style-name="T28"> Cria um novo arquivo vazio.</text:span></text:span></text:p>
          <text:list>
            <text:list-item>
              <text:p text:style-name="P91"><text:span text:style-name="Source_20_Text"><text:span text:style-name="T28">touch meu_arquivo.txt</text:span></text:span><text:span text:style-name="Fonte_20_parág._20_padrão"><text:span text:style-name="T28"> : Cria um arquivo de texto chamado "meu_arquivo.txt".</text:span></text:span></text:p>
            </text:list-item>
          </text:list>
        </text:list-item>
        <text:list-item>
          <text:p text:style-name="P91"><text:span text:style-name="Strong_20_Emphasis"><text:span text:style-name="T28">rm :</text:span></text:span><text:span text:style-name="Fonte_20_parág._20_padrão"><text:span text:style-name="T28"> Remove um arquivo. </text:span></text:span><text:span text:style-name="Strong_20_Emphasis"><text:span text:style-name="T28">Cuidado :</text:span></text:span><text:span text:style-name="Fonte_20_parág._20_padrão"><text:span text:style-name="T28"> Use com cautela, pois a remoção é permanente.</text:span></text:span></text:p>
          <text:list>
            <text:list-item>
              <text:p text:style-name="P91"><text:span text:style-name="Source_20_Text"><text:span text:style-name="T30">rm arquivo.txt</text:span></text:span><text:span text:style-name="Fonte_20_parág._20_padrão"><text:span text:style-name="T30"> </text:span></text:span><text:span text:style-name="Fonte_20_parág._20_padrão"><text:span text:style-name="T28">: Remove o arquivo "arquivo.txt".</text:span></text:span></text:p>
            </text:list-item>
            <text:list-item>
              <text:p text:style-name="P91"><text:span text:style-name="Source_20_Text"><text:span text:style-name="T30">rm -fr nome_do_diretório</text:span></text:span><text:span text:style-name="Strong_20_Emphasis"><text:span text:style-name="T30"> </text:span></text:span><text:span text:style-name="Strong_20_Emphasis"><text:span text:style-name="T28">:</text:span></text:span><text:span text:style-name="Fonte_20_parág._20_padrão"><text:span text:style-name="T28"> Apaga o diretório e todo o seu conteúdo recursivamente. </text:span></text:span><text:span text:style-name="Strong_20_Emphasis"><text:span text:style-name="T28">Atenção :</text:span></text:span><text:span text:style-name="Fonte_20_parág._20_padrão"><text:span text:style-name="T28"> Use este comando com cuidado, pois não há uma lixeira para recuperar arquivos apagados desta forma.</text:span></text:span></text:p>
              <text:list>
                <text:list-item>
                  <text:p text:style-name="P91"><text:span text:style-name="Source_20_Text"><text:span text:style-name="T30">-f</text:span></text:span><text:span text:style-name="Strong_20_Emphasis"><text:span text:style-name="T30"> </text:span></text:span><text:span text:style-name="Strong_20_Emphasis"><text:span text:style-name="T28">:</text:span></text:span><text:span text:style-name="Fonte_20_parág._20_padrão"><text:span text:style-name="T28"> Força a remoção, ignorando mensagens de proteção.</text:span></text:span></text:p>
                </text:list-item>
                <text:list-item>
                  <text:p text:style-name="P91"><text:span text:style-name="Strong_20_Emphasis"><text:span text:style-name="T28">-i :</text:span></text:span><text:span text:style-name="Fonte_20_parág._20_padrão"><text:span text:style-name="T28"> Interage, pedindo confirmação antes de apagar cada arquivo.</text:span></text:span></text:p>
                </text:list-item>
              </text:list>
            </text:list-item>
          </text:list>
        </text:list-item>
        <text:list-item>
          <text:p text:style-name="P91"><text:span text:style-name="Strong_20_Emphasis"><text:span text:style-name="T28">rmdir :</text:span></text:span><text:span text:style-name="Fonte_20_parág._20_padrão"><text:span text:style-name="T28"> Remove um diretório vazio.</text:span></text:span></text:p>
          <text:list>
            <text:list-item>
              <text:p text:style-name="P92"><text:span text:style-name="Source_20_Text"><text:span text:style-name="T30">rmdir pasta_vazia</text:span></text:span><text:span text:style-name="Fonte_20_parág._20_padrão"><text:span text:style-name="T28"> : Remove a pasta "pasta_vazia".</text:span></text:span></text:p>
            </text:list-item>
          </text:list>
        </text:list-item>
      </text:list>
      <text:h text:style-name="P5" text:outline-level="3">Cópia e Movimentação</text:h>
      <text:list text:style-name="L16">
        <text:list-item>
          <text:p text:style-name="P93"><text:span text:style-name="Strong_20_Emphasis"><text:span text:style-name="T28">cp :</text:span></text:span><text:span text:style-name="Fonte_20_parág._20_padrão"><text:span text:style-name="T28"> Copia arquivos e diretórios.</text:span></text:span></text:p>
          <text:list>
            <text:list-item>
              <text:p text:style-name="P93"><text:span text:style-name="Source_20_Text"><text:span text:style-name="T30">cp arquivo.txt documentos</text:span></text:span><text:span text:style-name="Fonte_20_parág._20_padrão"><text:span text:style-name="T28"> : Copia o arquivo "arquivo.txt" para o diretório "documentos".</text:span></text:span></text:p>
            </text:list-item>
            <text:list-item>
              <text:p text:style-name="P93"><text:span text:style-name="Source_20_Text"><text:span text:style-name="T30">cp -r diretorio1 diretorio2</text:span></text:span><text:span text:style-name="Fonte_20_parág._20_padrão"><text:span text:style-name="T28"> : Copia recursivamente o diretório "diretorio1" para "diretorio2".</text:span></text:span></text:p>
            </text:list-item>
            <text:list-item>
              <text:p text:style-name="P12"><text:span text:style-name="Strong_20_Emphasis"><text:span text:style-name="T26">cp *.txt pasta_destino/ </text:span></text:span><text:span text:style-name="Strong_20_Emphasis"><text:span text:style-name="T32">: </text:span></text:span><text:span text:style-name="Strong_20_Emphasis"><text:span text:style-name="T34">Copia todos os arquivos com extensão .txt para pasta_destino.</text:span></text:span></text:p>
            </text:list-item>
            <text:list-item>
              <text:p text:style-name="P94"><text:span text:style-name="Strong_20_Emphasis"><text:span text:style-name="T26">cp -p arquivo1 arquivo2 diretorio_destino/</text:span></text:span><text:span text:style-name="Strong_20_Emphasis"><text:span text:style-name="T32"> : A opção -p mantém atributos como data de modificação e permissões (metadados).</text:span></text:span></text:p>
            </text:list-item>
            <text:list-item>
              <text:p text:style-name="P94"><text:span text:style-name="Strong_20_Emphasis"><text:span text:style-name="T26">cp -i arquivo1 arquivo2 diretorio_destino/</text:span></text:span><text:span text:style-name="Strong_20_Emphasis"><text:span text:style-name="T32"> : A opção -i pede confirmação se um arquivo com o mesmo nome existir no destino.</text:span></text:span></text:p>
            </text:list-item>
          </text:list>
        </text:list-item>
        <text:list-item>
          <text:p text:style-name="P93"><text:span text:style-name="Strong_20_Emphasis"><text:span text:style-name="T28">mv :</text:span></text:span><text:span text:style-name="Fonte_20_parág._20_padrão"><text:span text:style-name="T28"> Move ou renomeia arquivos e diretórios.</text:span></text:span></text:p>
          <text:list>
            <text:list-item>
              <text:p text:style-name="P93"><text:span text:style-name="Source_20_Text"><text:span text:style-name="T30">mv arquivo.txt outro_nome.txt</text:span></text:span><text:span text:style-name="Fonte_20_parág._20_padrão"><text:span text:style-name="T30"> </text:span></text:span><text:span text:style-name="Fonte_20_parág._20_padrão"><text:span text:style-name="T28">: Renomeia o arquivo "arquivo.txt" para "outro_nome.txt".</text:span></text:span></text:p>
            </text:list-item>
            <text:list-item>
              <text:p text:style-name="P94"><text:span text:style-name="Source_20_Text"><text:span text:style-name="T30">mv arquivo.txt documentos</text:span></text:span><text:span text:style-name="Fonte_20_parág._20_padrão"><text:span text:style-name="T28"> : Move o arquivo "arquivo.txt" para o diretório "documentos".</text:span></text:span></text:p>
            </text:list-item>
          </text:list>
        </text:list-item>
      </text:list>
      <text:h text:style-name="P10" text:outline-level="3"><text:span text:style-name="Strong_20_Emphasis"><text:span text:style-name="T28">Abrir arquivos de texto</text:span></text:span></text:h>
      <text:p text:style-name="P37">Para visualizar ou editar arquivos de texto :</text:p>
      <text:list text:style-name="L17">
        <text:list-item>
          <text:p text:style-name="P95"><text:span text:style-name="Strong_20_Emphasis"><text:span text:style-name="T28">Visualizar</text:span></text:span><text:span text:style-name="Fonte_20_parág._20_padrão"><text:span text:style-name="T28"> : Use o comando </text:span></text:span><text:span text:style-name="Source_20_Text"><text:span text:style-name="T28">cat</text:span></text:span><text:span text:style-name="Fonte_20_parág._20_padrão"><text:span text:style-name="T28">, </text:span></text:span><text:span text:style-name="Source_20_Text"><text:span text:style-name="T28">less</text:span></text:span><text:span text:style-name="Fonte_20_parág._20_padrão"><text:span text:style-name="T28">, ou </text:span></text:span><text:span text:style-name="Source_20_Text"><text:span text:style-name="T28">more</text:span></text:span><text:span text:style-name="Fonte_20_parág._20_padrão"><text:span text:style-name="T28">.</text:span></text:span></text:p>
        </text:list-item>
      </text:list>
      <text:p text:style-name="P15"><text:span text:style-name="Source_20_Text"><text:span text:style-name="T28">cat nome_do_arquivo.txt</text:span></text:span></text:p>
      <text:p text:style-name="P15"><text:span text:style-name="Source_20_Text"><text:span text:style-name="T28">less nome_do_arquivo.txt</text:span></text:span></text:p>
      <text:p text:style-name="P15"><text:span text:style-name="Source_20_Text"><text:span text:style-name="T28">more nome_do_arquivo.txt</text:span></text:span></text:p>
      <text:p text:style-name="P45"/>
      <text:list text:style-name="L18">
        <text:list-item>
          <text:p text:style-name="P96"><text:span text:style-name="Strong_20_Emphasis"><text:span text:style-name="T28">Editar</text:span></text:span><text:span text:style-name="Fonte_20_parág._20_padrão"><text:span text:style-name="T28"> : Use um editor de texto como </text:span></text:span><text:span text:style-name="Source_20_Text"><text:span text:style-name="T28">nano</text:span></text:span><text:span text:style-name="Fonte_20_parág._20_padrão"><text:span text:style-name="T28">, </text:span></text:span><text:span text:style-name="Source_20_Text"><text:span text:style-name="T28">vim</text:span></text:span><text:span text:style-name="Fonte_20_parág._20_padrão"><text:span text:style-name="T28">, ou </text:span></text:span><text:span text:style-name="Source_20_Text"><text:span text:style-name="T28">gedit</text:span></text:span><text:span text:style-name="Fonte_20_parág._20_padrão"><text:span text:style-name="T28">.</text:span></text:span></text:p>
        </text:list-item>
      </text:list>
      <text:p text:style-name="P14"><text:soft-page-break/><text:tab/>nano nome_do_arquivo.txt</text:p>
      <text:p text:style-name="P14"><text:tab/>vim nome_do_arquivo.txt</text:p>
      <text:p text:style-name="P14"><text:tab/>gedit nome_do_arquivo.txt <text:s text:c="12"/># Abre uma interface gráfica (caso instalada)</text:p>
      <text:p text:style-name="P14"/>
      <text:h text:style-name="P11" text:outline-level="3"><text:span text:style-name="Strong_20_Emphasis"><text:span text:style-name="T28">Abrir qualquer arquivo com o programa padrão</text:span></text:span></text:h>
      <text:p text:style-name="P87"><text:span text:style-name="Fonte_20_parág._20_padrão"><text:span text:style-name="T28">O comando </text:span></text:span><text:span text:style-name="Source_20_Text"><text:span text:style-name="T28">xdg-open</text:span></text:span><text:span text:style-name="Fonte_20_parág._20_padrão"><text:span text:style-name="T28"> pode ser usado para abrir qualquer arquivo com o aplicativo padrão associado :</text:span></text:span></text:p>
      <text:list text:style-name="L19">
        <text:list-item>
          <text:p text:style-name="P13">xdg-open nome_do_arquivo</text:p>
          <text:list>
            <text:list-item>
              <text:p text:style-name="P39">Esse comando detecta automaticamente o tipo de arquivo e usa o aplicativo padrão para abrir.</text:p>
            </text:list-item>
          </text:list>
        </text:list-item>
        <text:list-item>
          <text:p text:style-name="P16"><text:span text:style-name="Source_20_Text"><text:span text:style-name="T31">cat arquivo.txt</text:span></text:span></text:p>
          <text:list>
            <text:list-item>
              <text:p text:style-name="P39">Este comando exi <text:s text:c="5"/>be o conteúdo de um arquivo de texto diretamente no terminal.</text:p>
            </text:list-item>
          </text:list>
        </text:list-item>
        <text:list-item>
          <text:p text:style-name="P16"><text:span text:style-name="Source_20_Text"><text:span text:style-name="T31">less arquivo_grande.log</text:span></text:span></text:p>
          <text:list>
            <text:list-item>
              <text:p text:style-name="P40">Similar ao cat, mas permite navegar pelo conteúdo do arquivo página por página.</text:p>
            </text:list-item>
          </text:list>
        </text:list-item>
      </text:list>
      <text:p text:style-name="P37"/>
      <text:h text:style-name="P5" text:outline-level="3">Gerenciamento de Pacotes</text:h>
      <text:list text:style-name="L20">
        <text:list-item>
          <text:p text:style-name="P97"><text:span text:style-name="Strong_20_Emphasis"><text:span text:style-name="T28">sudo apt update :</text:span></text:span><text:span text:style-name="Fonte_20_parág._20_padrão"><text:span text:style-name="T28"> Atualiza o índice de pacotes.</text:span></text:span></text:p>
        </text:list-item>
        <text:list-item>
          <text:p text:style-name="P97"><text:span text:style-name="Strong_20_Emphasis"><text:span text:style-name="T28">sudo apt upgrade :</text:span></text:span><text:span text:style-name="Fonte_20_parág._20_padrão"><text:span text:style-name="T28"> Atualiza todos os pacotes instalados.</text:span></text:span></text:p>
        </text:list-item>
        <text:list-item>
          <text:p text:style-name="P97"><text:span text:style-name="Strong_20_Emphasis"><text:span text:style-name="T28">sudo apt install nome_do_pacote :</text:span></text:span><text:span text:style-name="Fonte_20_parág._20_padrão"><text:span text:style-name="T28"> Instala um novo pacote.</text:span></text:span></text:p>
          <text:list>
            <text:list-item>
              <text:p text:style-name="P98"><text:span text:style-name="Source_20_Text"><text:span text:style-name="T28">sudo apt install firefox</text:span></text:span><text:span text:style-name="Fonte_20_parág._20_padrão"><text:span text:style-name="T28"> : Instala o navegador Firefox.</text:span></text:span></text:p>
            </text:list-item>
          </text:list>
        </text:list-item>
      </text:list>
      <text:h text:style-name="P5" text:outline-level="3">Outros Comandos Úteis</text:h>
      <text:list text:style-name="L21">
        <text:list-item>
          <text:p text:style-name="P99"><text:span text:style-name="Strong_20_Emphasis"><text:span text:style-name="T28">man nome_do_comando :</text:span></text:span><text:span text:style-name="Fonte_20_parág._20_padrão"><text:span text:style-name="T28"> Acessa o manual do comando.</text:span></text:span></text:p>
        </text:list-item>
        <text:list-item>
          <text:p text:style-name="P99"><text:span text:style-name="Strong_20_Emphasis"><text:span text:style-name="T28">clear :</text:span></text:span><text:span text:style-name="Fonte_20_parág._20_padrão"><text:span text:style-name="T28"> Limpa a tela do terminal.</text:span></text:span></text:p>
        </text:list-item>
        <text:list-item>
          <text:p text:style-name="P100"><text:span text:style-name="Strong_20_Emphasis"><text:span text:style-name="T28">history :</text:span></text:span><text:span text:style-name="Fonte_20_parág._20_padrão"><text:span text:style-name="T28"> Mostra o histórico de comandos.</text:span></text:span></text:p>
          <text:list>
            <text:list-item>
              <text:p text:style-name="P100"><text:span text:style-name="Source_20_Text"><text:span text:style-name="T30">history -c</text:span></text:span><text:span text:style-name="Strong_20_Emphasis"><text:span text:style-name="T28"> :</text:span></text:span><text:span text:style-name="Fonte_20_parág._20_padrão"><text:span text:style-name="T28"> Limpa completamente o histórico de comandos.</text:span></text:span></text:p>
            </text:list-item>
            <text:list-item>
              <text:p text:style-name="P99"><text:span text:style-name="Source_20_Text"><text:span text:style-name="T30">history -d &lt;número&gt;</text:span></text:span><text:span text:style-name="Strong_20_Emphasis"><text:span text:style-name="T28"> :</text:span></text:span><text:span text:style-name="Fonte_20_parág._20_padrão"><text:span text:style-name="T28"> Apaga o comando com o número especificado.</text:span></text:span></text:p>
            </text:list-item>
            <text:list-item>
              <text:p text:style-name="P100"><text:span text:style-name="Source_20_Text"><text:span text:style-name="T30">history -a</text:span></text:span><text:span text:style-name="Strong_20_Emphasis"><text:span text:style-name="T30"> </text:span></text:span><text:span text:style-name="Strong_20_Emphasis"><text:span text:style-name="T28">:</text:span></text:span><text:span text:style-name="Fonte_20_parág._20_padrão"><text:span text:style-name="T28"> Adiciona os comandos da sessão atual ao arquivo de histórico.</text:span></text:span></text:p>
            </text:list-item>
            <text:list-item>
              <text:p text:style-name="P100"><text:span text:style-name="Strong_20_Emphasis"><text:span text:style-name="T28">Ctrl+R :</text:span></text:span><text:span text:style-name="Fonte_20_parág._20_padrão"><text:span text:style-name="T28"> Ativa a busca reversa. Comece a digitar parte de um comando e o terminal irá procurar por comandos anteriores que correspondam à sua entrada.</text:span></text:span></text:p>
            </text:list-item>
          </text:list>
        </text:list-item>
        <text:list-item>
          <text:p text:style-name="P100"><text:span text:style-name="Fonte_20_parág._20_padrão"><text:span text:style-name="T30">Alsamixer :</text:span></text:span><text:span text:style-name="Fonte_20_parág._20_padrão"><text:span text:style-name="T28"> mostra opções de controle de saída de áudio (caixas de som, fones de ouvido, etc).</text:span></text:span></text:p>
        </text:list-item>
      </text:list>
      <text:h text:style-name="P5" text:outline-level="3"><text:soft-page-break/>Exemplo Prático</text:h>
      <text:p text:style-name="P37">Vamos criar uma estrutura de diretórios para organizar seus documentos :</text:p>
      <text:list text:style-name="L22">
        <text:list-item>
          <text:p text:style-name="P101"><text:span text:style-name="Source_20_Text"><text:span text:style-name="T28">mkdir documentos</text:span></text:span></text:p>
        </text:list-item>
        <text:list-item>
          <text:p text:style-name="P101"><text:span text:style-name="Source_20_Text"><text:span text:style-name="T28">cd documentos</text:span></text:span></text:p>
        </text:list-item>
        <text:list-item>
          <text:p text:style-name="P101"><text:span text:style-name="Source_20_Text"><text:span text:style-name="T28">mkdir textos imagens</text:span></text:span></text:p>
        </text:list-item>
        <text:list-item>
          <text:p text:style-name="P101"><text:span text:style-name="Source_20_Text"><text:span text:style-name="T28">touch texto1.txt texto2.txt</text:span></text:span></text:p>
        </text:list-item>
        <text:list-item>
          <text:p text:style-name="P102"><text:span text:style-name="Source_20_Text"><text:span text:style-name="T28">cp imagem1.jpg imagem2.png imagens</text:span></text:span></text:p>
        </text:list-item>
      </text:list>
      <text:p text:style-name="P37">Com esses comandos, você criou um diretório chamado "documentos" com subdiretórios para "textos" e "imagens", e adicionou alguns arquivos de exemplo.</text:p>
      <text:p text:style-name="P87"><text:span text:style-name="Strong_20_Emphasis"><text:span text:style-name="T28">Dicas :</text:span></text:span></text:p>
      <text:list text:style-name="L23">
        <text:list-item>
          <text:p text:style-name="P103"><text:span text:style-name="Strong_20_Emphasis"><text:span text:style-name="T28">sudo :</text:span></text:span><text:span text:style-name="Fonte_20_parág._20_padrão"><text:span text:style-name="T28"> Permite executar comandos com privilégios de administrador.</text:span></text:span></text:p>
        </text:list-item>
        <text:list-item>
          <text:p text:style-name="P103"><text:span text:style-name="Strong_20_Emphasis"><text:span text:style-name="T28">Tab :</text:span></text:span><text:span text:style-name="Fonte_20_parág._20_padrão"><text:span text:style-name="T28"> Completa automaticamente nomes de arquivos e comandos.</text:span></text:span></text:p>
        </text:list-item>
        <text:list-item>
          <text:p text:style-name="P103"><text:span text:style-name="Strong_20_Emphasis"><text:span text:style-name="T28">?</text:span></text:span><text:span text:style-name="Fonte_20_parág._20_padrão"><text:span text:style-name="T28"> (ponto de interrogação) : Mostra opções de um comando.</text:span></text:span></text:p>
        </text:list-item>
        <text:list-item>
          <text:p text:style-name="P104"><text:span text:style-name="Strong_20_Emphasis"><text:span text:style-name="T28">^C :</text:span></text:span><text:span text:style-name="Fonte_20_parág._20_padrão"><text:span text:style-name="T28"> Interrompe um comando em execução.</text:span></text:span></text:p>
        </text:list-item>
      </text:list>
      <text:p text:style-name="P87"><text:span text:style-name="Strong_20_Emphasis"><text:span text:style-name="T28">Recursos Adicionais :</text:span></text:span></text:p>
      <text:list text:style-name="L24">
        <text:list-item>
          <text:p text:style-name="P105"><text:span text:style-name="Strong_20_Emphasis"><text:span text:style-name="T28">­Tutoriais online :</text:span></text:span><text:span text:style-name="Fonte_20_parág._20_padrão"><text:span text:style-name="T28"> Existem diversos tutoriais em vídeo e texto sobre o terminal Linux.</text:span></text:span></text:p>
        </text:list-item>
        <text:list-item>
          <text:p text:style-name="P106"><text:span text:style-name="Strong_20_Emphasis"><text:span text:style-name="T28">Comunidades :</text:span></text:span><text:span text:style-name="Fonte_20_parág._20_padrão"><text:span text:style-name="T28"> Participar de fóruns e comunidades Linux pode te ajudar a tirar dúvidas e ­aprender com outros usuários.</text:span></text:span></text:p>
        </text:list-item>
      </text:list>
      <text:p text:style-name="P87"><text:span text:style-name="Fonte_20_parág._20_padrão"><text:span text:style-name="T28">Com a prática, você se tornará cada vez mais familiar com o terminal e poderá realizar tarefas complexas de forma eficiente. </text:span></text:span><text:span text:style-name="Strong_20_Emphasis"><text:span text:style-name="T28">Lembre-se :</text:span></text:span><text:span text:style-name="Fonte_20_parág._20_padrão"><text:span text:style-name="T28"> o terminal é uma ferramenta poderosa, mas também exige cuidado. Utilize-o com sabedoria para evitar danos ao seu sistema.</text:span></text:span></text:p>
      <text:p text:style-name="P19"/>
      <text:p text:style-name="P19"/>
      <text:p text:style-name="P22"><text:span text:style-name="T48"/></text:p>
      <text:p text:style-name="P22"><text:span text:style-name="T48">Windows</text:span></text:p>
      <text:p text:style-name="P23"><text:span text:style-name="Fonte_20_parág._20_padrão"><text:span text:style-name="T30">Sugestão :</text:span></text:span><text:span text:style-name="Fonte_20_parág._20_padrão"><text:span text:style-name="T28"> Criaremos duas listas separadas, uma para o </text:span></text:span><text:span text:style-name="Fonte_20_parág._20_padrão"><text:span text:style-name="T30">Prompt de Comando</text:span></text:span><text:span text:style-name="Fonte_20_parág._20_padrão"><text:span text:style-name="T28"> e outra para o </text:span></text:span><text:span text:style-name="Fonte_20_parág._20_padrão"><text:span text:style-name="T30">PowerShell</text:span></text:span><text:span text:style-name="Fonte_20_parág._20_padrão"><text:span text:style-name="T28">, destacando as diferenças e semelhanças entre eles.</text:span></text:span></text:p>
      <text:p text:style-name="P17"/>
      <text:p text:style-name="P18">(CMD)</text:p>
      <text:p text:style-name="P17"/>
      <text:p text:style-name="P17">Lista de Comandos para Terminal do Windows</text:p>
      <text:p text:style-name="P17">Prompt de Comando (cmd)</text:p>
      <text:p text:style-name="P23"><text:span text:style-name="Fonte_20_parág._20_padrão"><text:span text:style-name="T30">Atalhos :</text:span></text:span></text:p>
      <text:list text:style-name="L25">
        <text:list-item>
          <text:p text:style-name="P24"><text:span text:style-name="Fonte_20_parág._20_padrão"><text:span text:style-name="T30">Ctrl+C :</text:span></text:span><text:span text:style-name="Fonte_20_parág._20_padrão"><text:span text:style-name="T28"> Interrompe a execução de um comando.</text:span></text:span></text:p>
        </text:list-item>
        <text:list-item>
          <text:p text:style-name="P24"><text:span text:style-name="Fonte_20_parág._20_padrão"><text:span text:style-name="T30">Ctrl+Z :</text:span></text:span><text:span text:style-name="Fonte_20_parág._20_padrão"><text:span text:style-name="T28"> Encerra o programa atual.</text:span></text:span></text:p>
        </text:list-item>
        <text:list-item>
          <text:p text:style-name="P24"><text:span text:style-name="Fonte_20_parág._20_padrão"><text:span text:style-name="T30">↑ ↓ :</text:span></text:span><text:span text:style-name="Fonte_20_parág._20_padrão"><text:span text:style-name="T28"> Navega pelo histórico de comandos.</text:span></text:span></text:p>
        </text:list-item>
        <text:list-item>
          <text:p text:style-name="P24"><text:span text:style-name="Fonte_20_parág._20_padrão"><text:span text:style-name="T30">Tab :</text:span></text:span><text:span text:style-name="Fonte_20_parág._20_padrão"><text:span text:style-name="T28"> Completa automaticamente nomes de arquivos e comandos.</text:span></text:span></text:p>
        </text:list-item>
      </text:list>
      <text:p text:style-name="P23"><text:span text:style-name="Fonte_20_parág._20_padrão"><text:span text:style-name="T30">Comandos :</text:span></text:span></text:p>
      <text:list text:style-name="L26">
        <text:list-item>
          <text:p text:style-name="P25"><text:span text:style-name="Fonte_20_parág._20_padrão"><text:span text:style-name="T30">dir :</text:span></text:span><text:span text:style-name="Fonte_20_parág._20_padrão"><text:span text:style-name="T28"> Lista os arquivos e subdiretórios de um diretório.</text:span></text:span></text:p>
        </text:list-item>
        <text:list-item>
          <text:p text:style-name="P25"><text:span text:style-name="Fonte_20_parág._20_padrão"><text:span text:style-name="T30">cd :</text:span></text:span><text:span text:style-name="Fonte_20_parág._20_padrão"><text:span text:style-name="T28"> Altera o diretório atual.</text:span></text:span></text:p>
        </text:list-item>
        <text:list-item>
          <text:p text:style-name="P25"><text:span text:style-name="Fonte_20_parág._20_padrão"><text:span text:style-name="T30">cls :</text:span></text:span><text:span text:style-name="Fonte_20_parág._20_padrão"><text:span text:style-name="T28"> Limpa a tela.</text:span></text:span></text:p>
        </text:list-item>
        <text:list-item>
          <text:p text:style-name="P25"><text:soft-page-break/><text:span text:style-name="Fonte_20_parág._20_padrão"><text:span text:style-name="T30">help :</text:span></text:span><text:span text:style-name="Fonte_20_parág._20_padrão"><text:span text:style-name="T28"> Exibe ajuda sobre um comando específico.</text:span></text:span></text:p>
        </text:list-item>
        <text:list-item>
          <text:p text:style-name="P25"><text:span text:style-name="Fonte_20_parág._20_padrão"><text:span text:style-name="T30">exit :</text:span></text:span><text:span text:style-name="Fonte_20_parág._20_padrão"><text:span text:style-name="T28"> Encerra o Prompt de Comando.</text:span></text:span></text:p>
        </text:list-item>
      </text:list>
      <text:p text:style-name="P23"><text:span text:style-name="Fonte_20_parág._20_padrão"><text:span text:style-name="T30">Navegação e Listagem :</text:span></text:span></text:p>
      <text:list text:style-name="L27">
        <text:list-item>
          <text:p text:style-name="P26"><text:span text:style-name="Fonte_20_parág._20_padrão"><text:span text:style-name="T30">cd .. :</text:span></text:span><text:span text:style-name="Fonte_20_parág._20_padrão"><text:span text:style-name="T28"> Volta um nível no diretório.</text:span></text:span></text:p>
        </text:list-item>
        <text:list-item>
          <text:p text:style-name="P26"><text:span text:style-name="Fonte_20_parág._20_padrão"><text:span text:style-name="T30">cd <text:s/>:</text:span></text:span><text:span text:style-name="Fonte_20_parág._20_padrão"><text:span text:style-name="T28"> Vai para a raiz do disco.</text:span></text:span></text:p>
        </text:list-item>
        <text:list-item>
          <text:p text:style-name="P26"><text:span text:style-name="Fonte_20_parág._20_padrão"><text:span text:style-name="T30">dir /w :</text:span></text:span><text:span text:style-name="Fonte_20_parág._20_padrão"><text:span text:style-name="T28"> Lista os arquivos em formato amplo.</text:span></text:span></text:p>
        </text:list-item>
        <text:list-item>
          <text:p text:style-name="P26"><text:span text:style-name="Fonte_20_parág._20_padrão"><text:span text:style-name="T30">dir /p :</text:span></text:span><text:span text:style-name="Fonte_20_parág._20_padrão"><text:span text:style-name="T28"> Lista os arquivos em páginas.</text:span></text:span></text:p>
        </text:list-item>
      </text:list>
      <text:p text:style-name="P23"><text:span text:style-name="Fonte_20_parág._20_padrão"><text:span text:style-name="T30">Criação e Remoção :</text:span></text:span></text:p>
      <text:list text:style-name="L28">
        <text:list-item>
          <text:p text:style-name="P27"><text:span text:style-name="Fonte_20_parág._20_padrão"><text:span text:style-name="T30">mkdir :</text:span></text:span><text:span text:style-name="Fonte_20_parág._20_padrão"><text:span text:style-name="T28"> Cria um novo diretório.</text:span></text:span></text:p>
        </text:list-item>
        <text:list-item>
          <text:p text:style-name="P27"><text:span text:style-name="Fonte_20_parág._20_padrão"><text:span text:style-name="T30">rmdir :</text:span></text:span><text:span text:style-name="Fonte_20_parág._20_padrão"><text:span text:style-name="T28"> Remove um diretório vazio.</text:span></text:span></text:p>
        </text:list-item>
        <text:list-item>
          <text:p text:style-name="P27"><text:span text:style-name="Fonte_20_parág._20_padrão"><text:span text:style-name="T30">del :</text:span></text:span><text:span text:style-name="Fonte_20_parág._20_padrão"><text:span text:style-name="T28"> Apaga um arquivo.</text:span></text:span></text:p>
        </text:list-item>
      </text:list>
      <text:p text:style-name="P23"><text:span text:style-name="Fonte_20_parág._20_padrão"><text:span text:style-name="T30">Cópia e Movimentação :</text:span></text:span></text:p>
      <text:list text:style-name="L29">
        <text:list-item>
          <text:p text:style-name="P28"><text:span text:style-name="Fonte_20_parág._20_padrão"><text:span text:style-name="T30">copy :</text:span></text:span><text:span text:style-name="Fonte_20_parág._20_padrão"><text:span text:style-name="T28"> Copia um ou mais arquivos.</text:span></text:span></text:p>
        </text:list-item>
        <text:list-item>
          <text:p text:style-name="P28"><text:span text:style-name="Fonte_20_parág._20_padrão"><text:span text:style-name="T30">move :</text:span></text:span><text:span text:style-name="Fonte_20_parág._20_padrão"><text:span text:style-name="T28"> Move um ou mais arquivos.</text:span></text:span></text:p>
        </text:list-item>
      </text:list>
      <text:p text:style-name="P23"><text:span text:style-name="Fonte_20_parág._20_padrão"><text:span text:style-name="T30">Abrir arquivos de texto :</text:span></text:span></text:p>
      <text:list text:style-name="L30">
        <text:list-item>
          <text:p text:style-name="P29"><text:span text:style-name="Fonte_20_parág._20_padrão"><text:span text:style-name="T30">type :</text:span></text:span><text:span text:style-name="Fonte_20_parág._20_padrão"><text:span text:style-name="T28"> Exibe o conteúdo de um arquivo de texto.</text:span></text:span></text:p>
        </text:list-item>
        <text:list-item>
          <text:p text:style-name="P29"><text:span text:style-name="Fonte_20_parág._20_padrão"><text:span text:style-name="T30">more :</text:span></text:span><text:span text:style-name="Fonte_20_parág._20_padrão"><text:span text:style-name="T28"> Exibe o conteúdo de um arquivo de texto página por página.</text:span></text:span></text:p>
        </text:list-item>
      </text:list>
      <text:p text:style-name="P23"><text:span text:style-name="Fonte_20_parág._20_padrão"><text:span text:style-name="T30">Abrir qualquer arquivo com o programa padrão :</text:span></text:span></text:p>
      <text:list text:style-name="L31">
        <text:list-item>
          <text:p text:style-name="P30"><text:span text:style-name="Fonte_20_parág._20_padrão"><text:span text:style-name="T30">start :</text:span></text:span><text:span text:style-name="Fonte_20_parág._20_padrão"><text:span text:style-name="T28"> Abre um arquivo com o programa associado.</text:span></text:span></text:p>
        </text:list-item>
      </text:list>
      <text:p text:style-name="P23"><text:span text:style-name="Fonte_20_parág._20_padrão"><text:span text:style-name="T30">Gerenciamento de Pacotes :</text:span></text:span></text:p>
      <text:list text:style-name="L32">
        <text:list-item>
          <text:p text:style-name="P31"><text:span text:style-name="Fonte_20_parág._20_padrão"><text:span text:style-name="T30">Não disponível :</text:span></text:span><text:span text:style-name="Fonte_20_parág._20_padrão"><text:span text:style-name="T28"> O Prompt de Comando não possui um gerenciador de pacotes integrado.</text:span></text:span></text:p>
        </text:list-item>
      </text:list>
      <text:p text:style-name="P23"><text:span text:style-name="Fonte_20_parág._20_padrão"><text:span text:style-name="T30">Outros Comandos Úteis :</text:span></text:span></text:p>
      <text:list text:style-name="L33">
        <text:list-item>
          <text:p text:style-name="P32"><text:span text:style-name="Fonte_20_parág._20_padrão"><text:span text:style-name="T30">ipconfig :</text:span></text:span><text:span text:style-name="Fonte_20_parág._20_padrão"><text:span text:style-name="T28"> Exibe informações de configuração da rede.</text:span></text:span></text:p>
        </text:list-item>
        <text:list-item>
          <text:p text:style-name="P32"><text:span text:style-name="Fonte_20_parág._20_padrão"><text:span text:style-name="T30">ping :</text:span></text:span><text:span text:style-name="Fonte_20_parág._20_padrão"><text:span text:style-name="T28"> Envia pacotes ICMP para um host.</text:span></text:span></text:p>
        </text:list-item>
        <text:list-item>
          <text:p text:style-name="P32"><text:span text:style-name="Fonte_20_parág._20_padrão"><text:span text:style-name="T30">tracert :</text:span></text:span><text:span text:style-name="Fonte_20_parág._20_padrão"><text:span text:style-name="T28"> Traça a rota de um pacote IP.</text:span></text:span></text:p>
        </text:list-item>
        <text:list-item>
          <text:p text:style-name="P32"><text:span text:style-name="Fonte_20_parág._20_padrão"><text:span text:style-name="T30">tasklist :</text:span></text:span><text:span text:style-name="Fonte_20_parág._20_padrão"><text:span text:style-name="T28"> Lista os processos em execução.</text:span></text:span></text:p>
        </text:list-item>
        <text:list-item>
          <text:p text:style-name="P32"><text:span text:style-name="Fonte_20_parág._20_padrão"><text:span text:style-name="T30">shutdown :</text:span></text:span><text:span text:style-name="Fonte_20_parág._20_padrão"><text:span text:style-name="T28"> Desliga ou reinicia o computador.</text:span></text:span></text:p>
        </text:list-item>
      </text:list>
      <text:p text:style-name="P23"><text:span text:style-name="Fonte_20_parág._20_padrão"><text:span text:style-name="T30">Exemplo Prático :</text:span></text:span></text:p>
      <text:p text:style-name="P19"/>
      <text:p text:style-name="P19">C :\&gt; cd Documents</text:p>
      <text:p text:style-name="P19">C :\Documents&gt; dir</text:p>
      <text:p text:style-name="P19"><text:s/>Volume in drive C is OS</text:p>
      <text:p text:style-name="P19"><text:s/>Volume Serial Number is 1234-5678</text:p>
      <text:p text:style-name="P19"><text:s/>Directory of C :\Documents</text:p>
      <text:p text:style-name="P19"/>
      <text:p text:style-name="P19">05/01/2023 <text:s/>10 :24 AM <text:s text:c="3"/>&lt;DIR&gt; <text:s text:c="9"/>Subpasta</text:p>
      <text:p text:style-name="P19">22/02/2023 <text:s/>03 :15 PM <text:s text:c="12"/>123 byte <text:s/>arquivo.txt</text:p>
      <text:p text:style-name="P19"><text:s text:c="15"/>1 file(s) <text:s text:c="9"/>123 bytes</text:p>
      <text:p text:style-name="P19"><text:s text:c="15"/>1 dir(s) <text:s/>21.484.174.336 bytes free</text:p>
      <text:p text:style-name="P17"/>
      <text:p text:style-name="P17"/>
      <text:p text:style-name="P18">PowerShell</text:p>
      <text:p text:style-name="P17"/>
      <text:p text:style-name="P23"><text:span text:style-name="Fonte_20_parág._20_padrão"><text:span text:style-name="T30">Atalhos :</text:span></text:span></text:p>
      <text:list text:style-name="L34">
        <text:list-item>
          <text:p text:style-name="P20">Semelhantes ao Prompt de Comando.</text:p>
        </text:list-item>
      </text:list>
      <text:p text:style-name="P23"><text:span text:style-name="Fonte_20_parág._20_padrão"><text:span text:style-name="T30">Comandos :</text:span></text:span></text:p>
      <text:list text:style-name="L35">
        <text:list-item>
          <text:p text:style-name="P33"><text:span text:style-name="Fonte_20_parág._20_padrão"><text:span text:style-name="T30">Get-ChildItem :</text:span></text:span><text:span text:style-name="Fonte_20_parág._20_padrão"><text:span text:style-name="T28"> Lista os itens em um diretório (equivalente a dir).</text:span></text:span></text:p>
        </text:list-item>
        <text:list-item>
          <text:p text:style-name="P33"><text:span text:style-name="Fonte_20_parág._20_padrão"><text:span text:style-name="T30">Set-Location :</text:span></text:span><text:span text:style-name="Fonte_20_parág._20_padrão"><text:span text:style-name="T28"> Altera o diretório atual (equivalente a cd).</text:span></text:span></text:p>
        </text:list-item>
        <text:list-item>
          <text:p text:style-name="P33"><text:soft-page-break/><text:span text:style-name="Fonte_20_parág._20_padrão"><text:span text:style-name="T30">Clear-Host :</text:span></text:span><text:span text:style-name="Fonte_20_parág._20_padrão"><text:span text:style-name="T28"> Limpa a tela (equivalente a cls).</text:span></text:span></text:p>
        </text:list-item>
        <text:list-item>
          <text:p text:style-name="P33"><text:span text:style-name="Fonte_20_parág._20_padrão"><text:span text:style-name="T30">Get-Help :</text:span></text:span><text:span text:style-name="Fonte_20_parág._20_padrão"><text:span text:style-name="T28"> Exibe ajuda sobre um comando.</text:span></text:span></text:p>
        </text:list-item>
        <text:list-item>
          <text:p text:style-name="P33"><text:span text:style-name="Fonte_20_parág._20_padrão"><text:span text:style-name="T30">Exit :</text:span></text:span><text:span text:style-name="Fonte_20_parág._20_padrão"><text:span text:style-name="T28"> Encerra o PowerShell.</text:span></text:span></text:p>
        </text:list-item>
      </text:list>
      <text:p text:style-name="P23"><text:span text:style-name="Fonte_20_parág._20_padrão"><text:span text:style-name="T30">Outras funcionalidades :</text:span></text:span></text:p>
      <text:list text:style-name="L36">
        <text:list-item>
          <text:p text:style-name="P34"><text:span text:style-name="Fonte_20_parág._20_padrão"><text:span text:style-name="T30">Pipelines :</text:span></text:span><text:span text:style-name="Fonte_20_parág._20_padrão"><text:span text:style-name="T28"> Conectam o resultado de um comando à entrada de outro.</text:span></text:span></text:p>
        </text:list-item>
        <text:list-item>
          <text:p text:style-name="P34"><text:span text:style-name="Fonte_20_parág._20_padrão"><text:span text:style-name="T30">Cmdlets :</text:span></text:span><text:span text:style-name="Fonte_20_parág._20_padrão"><text:span text:style-name="T28"> Comandos pré-definidos para diversas tarefas.</text:span></text:span></text:p>
        </text:list-item>
        <text:list-item>
          <text:p text:style-name="P34"><text:span text:style-name="Fonte_20_parág._20_padrão"><text:span text:style-name="T30">Scripts :</text:span></text:span><text:span text:style-name="Fonte_20_parág._20_padrão"><text:span text:style-name="T28"> Arquivos com sequências de comandos.</text:span></text:span></text:p>
        </text:list-item>
      </text:list>
      <text:p text:style-name="P23"><text:span text:style-name="Fonte_20_parág._20_padrão"><text:span text:style-name="T30">Exemplo Prático :</text:span></text:span></text:p>
      <text:p text:style-name="P19"/>
      <text:p text:style-name="P19">PowerShell :</text:p>
      <text:p text:style-name="P19"/>
      <text:p text:style-name="P19">PS C :\&gt; Get-ChildItem Documents</text:p>
      <text:p text:style-name="P19"><text:s text:c="4"/>Directory : C :\Documents</text:p>
      <text:p text:style-name="P19"/>
      <text:p text:style-name="P19">Mode <text:s text:c="15"/>LastWriteTime <text:s text:c="8"/>Length Name</text:p>
      <text:p text:style-name="P19">---- <text:s text:c="15"/>------------- <text:s text:c="8"/>------ ----</text:p>
      <text:p text:style-name="P19">d----- <text:s text:c="14"/>05/01/2023 <text:s/>10 :24 AM <text:s text:c="15"/>Subpasta</text:p>
      <text:p text:style-name="P19">-a---- <text:s text:c="14"/>22/02/2023 <text:s/>03 :15 PM <text:s text:c="8"/>123 arquivo.txt</text:p>
      <text:p text:style-name="P19"/>
      <text:p text:style-name="P23"><text:span text:style-name="Fonte_20_parág._20_padrão"><text:span text:style-name="T28">Use o código.</text:span></text:span></text:p>
      <text:p text:style-name="P17"/>
      <text:p text:style-name="P17">Considerações Finais</text:p>
      <text:p text:style-name="P21"/>
      <text:list text:style-name="L37">
        <text:list-item>
          <text:p text:style-name="P35"><text:span text:style-name="Fonte_20_parág._20_padrão"><text:span text:style-name="T30">PowerShell</text:span></text:span><text:span text:style-name="Fonte_20_parág._20_padrão"><text:span text:style-name="T28"> é mais poderoso e flexível que o Prompt de Comando, oferecendo uma vasta gama de funcionalidades para administração de sistemas.</text:span></text:span></text:p>
        </text:list-item>
        <text:list-item>
          <text:p text:style-name="P35"><text:span text:style-name="Fonte_20_parág._20_padrão"><text:span text:style-name="T30">Prompt de Comando</text:span></text:span><text:span text:style-name="Fonte_20_parág._20_padrão"><text:span text:style-name="T28"> é mais simples e adequado para tarefas básicas.</text:span></text:span></text:p>
        </text:list-item>
        <text:list-item>
          <text:p text:style-name="P35"><text:span text:style-name="Fonte_20_parág._20_padrão"><text:span text:style-name="T28">Para tarefas mais complexas e automatização, o </text:span></text:span><text:span text:style-name="Fonte_20_parág._20_padrão"><text:span text:style-name="T30">PowerShell</text:span></text:span><text:span text:style-name="Fonte_20_parág._20_padrão"><text:span text:style-name="T28"> é a melhor escolha.</text:span></text:span></text:p>
        </text:list-item>
      </text:list>
      <text:p text:style-name="P23"><text:span text:style-name="Fonte_20_parág._20_padrão"><text:span text:style-name="T30">Observação :</text:span></text:span><text:span text:style-name="Fonte_20_parág._20_padrão"><text:span text:style-name="T28"> Esta lista é apenas um resumo dos comandos mais comuns. Ambos os ambientes possuem muitos outros comandos e parâmetros que podem ser explorados.</text:span>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Fonte_20_parág._20_padrão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Título_20_4_20_Char" style:display-name="Título 4 Char" style:family="text" style:parent-style-name="Fonte_20_parág._20_padrão">
      <style:text-properties fo:color="#0f4761" loext:opacity="100%" style:font-name="Aptos Display" fo:font-family="'Aptos Display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4" style:display-name="WW_CharLFO2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5" style:display-name="WW_CharLFO2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7" style:display-name="WW_CharLFO2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8" style:display-name="WW_CharLFO2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4" style:display-name="WW_CharLFO2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5" style:display-name="WW_CharLFO2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7" style:display-name="WW_CharLFO2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8" style:display-name="WW_CharLFO2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4" style:display-name="WW_CharLFO2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5" style:display-name="WW_CharLFO2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7" style:display-name="WW_CharLFO2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8" style:display-name="WW_CharLFO2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4" style:display-name="WW_CharLFO2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5" style:display-name="WW_CharLFO2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7" style:display-name="WW_CharLFO2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8" style:display-name="WW_CharLFO2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4" style:display-name="WW_CharLFO3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5" style:display-name="WW_CharLFO3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7" style:display-name="WW_CharLFO3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8" style:display-name="WW_CharLFO3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4" style:display-name="WW_CharLFO3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5" style:display-name="WW_CharLFO3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7" style:display-name="WW_CharLFO3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8" style:display-name="WW_CharLFO3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4" style:display-name="WW_CharLFO3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5" style:display-name="WW_CharLFO3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7" style:display-name="WW_CharLFO3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8" style:display-name="WW_CharLFO3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4" style:display-name="WW_CharLFO3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5" style:display-name="WW_CharLFO3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7" style:display-name="WW_CharLFO3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8" style:display-name="WW_CharLFO3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4" style:display-name="WW_CharLFO3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5" style:display-name="WW_CharLFO3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7" style:display-name="WW_CharLFO3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8" style:display-name="WW_CharLFO3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4" style:display-name="WW_CharLFO3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5" style:display-name="WW_CharLFO3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7" style:display-name="WW_CharLFO3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8" style:display-name="WW_CharLFO3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4" style:display-name="WW_CharLFO3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5" style:display-name="WW_CharLFO3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7" style:display-name="WW_CharLFO3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8" style:display-name="WW_CharLFO3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4" style:display-name="WW_CharLFO3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5" style:display-name="WW_CharLFO3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7" style:display-name="WW_CharLFO3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8" style:display-name="WW_CharLFO3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creation-date>2024-09-25T18:57:00Z</meta:creation-date>
    <dc:date>2025-06-18T04:31:27.177617608</dc:date>
    <meta:editing-cycles>28</meta:editing-cycles>
    <meta:editing-duration>PT19H11M56S</meta:editing-duration>
    <meta:print-date>2025-06-17T15:38:51.393126211</meta:print-date>
    <meta:printed-by>Arquivos PDF</meta:printed-by>
    <meta:document-statistic meta:table-count="0" meta:image-count="0" meta:object-count="0" meta:page-count="13" meta:paragraph-count="367" meta:word-count="3318" meta:character-count="18087" meta:non-whitespace-character-count="15053"/>
    <meta:template xlink:type="simple" xlink:actuate="onRequest" xlink:title="" xlink:href="Normal"/>
  </office:meta>
</office:document-meta>
</file>